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00A0000000ADDA84F49.gif" manifest:media-type="image/gif"/>
  <manifest:file-entry manifest:full-path="Pictures/100002000000000A0000000A70B89FEF.gif" manifest:media-type="image/gif"/>
  <manifest:file-entry manifest:full-path="Pictures/1000020100000479000002B46D9D27F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" style:family="graphic" style:parent-style-name="standard" style:list-style-name="L8">
      <style:graphic-properties draw:stroke="none" draw:fill="none" fo:min-height="10.54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marker-end="Arrow" draw:fill="none" fo:min-height="15.6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336699" draw:textarea-horizontal-align="center" draw:textarea-vertical-align="middle" draw:auto-grow-height="false" draw:fit-to-size="false" fo:padding-top="0.13cm" fo:padding-bottom="0.13cm" fo:padding-left="0.25cm" fo:padding-right="0.25cm" fo:wrap-option="no-wrap" draw:shadow="visible" draw:shadow-offset-x="0.106cm" draw:shadow-offset-y="0.035cm" draw:shadow-color="#b2b2b2" draw:shadow-opacity="80%"/>
    </style:style>
    <style:style style:name="pr1" style:family="presentation" style:parent-style-name="Title1-notes">
      <style:graphic-properties draw:stroke="none" draw:fill="none" draw:fill-color="#ffffff" draw:auto-grow-height="true" fo:min-height="11.41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717cm" fo:min-width="0cm" fo:padding-top="0.127cm" fo:padding-bottom="0.127cm" fo:padding-left="0.254cm" fo:padding-right="0.254cm" fo:wrap-option="wrap" draw:shadow="hidden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5.615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9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4.989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4.989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title">
      <style:graphic-properties fo:min-height="2.909cm"/>
    </style:style>
    <style:style style:name="pr11" style:family="presentation" style:parent-style-name="Default-outline1">
      <style:graphic-properties fo:min-height="14.546cm"/>
    </style:style>
    <style:style style:name="pr12" style:family="presentation" style:parent-style-name="Default-notes">
      <style:graphic-properties draw:fill-color="#ffffff" fo:min-height="11.159cm"/>
    </style:style>
    <style:style style:name="pr13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5.584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4.571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55cm" fo:min-width="0cm" fo:padding-top="0cm" fo:padding-bottom="0cm" fo:padding-left="0cm" fo:padding-right="0cm" fo:wrap-option="wrap" draw:shadow="hidden" draw:shadow-color="#808080"/>
    </style:style>
    <style:style style:name="pr16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4.566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title">
      <style:graphic-properties fo:min-height="2.28cm"/>
    </style:style>
    <style:style style:name="pr18" style:family="presentation" style:parent-style-name="Default-outline1">
      <style:graphic-properties fo:min-height="13.699cm"/>
    </style:style>
    <style:style style:name="pr19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4.566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719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outline1">
      <style:graphic-properties fo:min-height="14.994cm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59cm" fo:min-width="0cm" fo:padding-top="0cm" fo:padding-bottom="0cm" fo:padding-left="0cm" fo:padding-right="0cm" fo:wrap-option="wrap" draw:shadow="hidden" draw:shadow-color="#808080"/>
    </style:style>
    <style:style style:name="pr23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715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4.562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04cm" fo:min-width="0cm" fo:padding-top="0.13cm" fo:padding-bottom="0.13cm" fo:padding-left="0.25cm" fo:padding-right="0.25cm" fo:wrap-option="wrap" draw:shadow="hidden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2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2.44cm" fo:min-width="0cm" fo:padding-top="0.13cm" fo:padding-bottom="0.13cm" fo:padding-left="0.25cm" fo:padding-right="0.25cm" fo:wrap-option="wrap" draw:shadow="hidden" draw:shadow-color="#808080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06cm" fo:min-width="0cm" fo:padding-top="0cm" fo:padding-bottom="0cm" fo:padding-left="0cm" fo:padding-right="0cm" fo:wrap-option="wrap" draw:shadow="hidden" draw:shadow-color="#808080"/>
    </style:style>
    <style:style style:name="pr29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4.562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4.562cm" fo:min-width="0cm" fo:padding-top="0.13cm" fo:padding-bottom="0.13cm" fo:padding-left="0.25cm" fo:padding-right="0.25cm" fo:wrap-option="wrap" draw:shadow="hidden" draw:shadow-color="#808080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15cm" fo:min-width="0cm" fo:padding-top="0.13cm" fo:padding-bottom="0.13cm" fo:padding-left="0.25cm" fo:padding-right="0.25cm" fo:wrap-option="wrap" draw:shadow="hidden" draw:shadow-color="#808080"/>
    </style:style>
    <style:style style:name="pr32" style:family="presentation" style:parent-style-name="Default-title">
      <style:graphic-properties draw:stroke="none" draw:fill="none" draw:fill-color="#ffffff" fo:min-height="3.177cm" draw:shadow="hidden" draw:shadow-color="#808080"/>
    </style:style>
    <style:style style:name="pr33" style:family="presentation" style:parent-style-name="Default-outline1">
      <style:graphic-properties draw:stroke="none" draw:fill="none" draw:fill-color="#ffffff" fo:min-height="15.273cm" draw:shadow="hidden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color="#ffffff" fo:font-weight="bold" style:font-weight-asian="bold" style:font-weight-complex="bold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style:writing-mode="lr-tb" style:font-independent-line-spacing="true"/>
      <style:text-properties style:text-underline-style="none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8" style:family="paragraph">
      <style:paragraph-properties style:writing-mode="lr-tb" style:font-independent-line-spacing="true"/>
      <style:text-properties style:text-underline-style="none" fo:font-weight="normal" style:font-weight-asian="normal" style:font-weight-complex="normal"/>
    </style:style>
    <style:style style:name="P9" style:family="paragraph">
      <style:paragraph-properties fo:margin-left="0.934cm" fo:margin-right="0cm" fo:margin-top="0.176cm" fo:margin-bottom="0cm" fo:text-indent="-0.93cm" style:punctuation-wrap="hanging" style:line-break="strict"/>
    </style:style>
    <style:style style:name="P10" style:family="paragraph">
      <style:paragraph-properties fo:margin-left="0.934cm" fo:margin-right="0cm" fo:margin-top="0.176cm" fo:margin-bottom="0cm" fo:text-indent="-0.93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text-indent="0cm" style:punctuation-wrap="hanging" style:line-break="strict" style:writing-mode="lr-tb" style:font-independent-line-spacing="true"/>
    </style:style>
    <style:style style:name="P13" style:family="paragraph">
      <style:paragraph-properties style:writing-mode="lr-tb" style:font-independent-line-spacing="true"/>
      <style:text-properties fo:font-size="32pt" style:text-underline-style="none" style:font-size-asian="32pt" style:font-size-complex="32pt"/>
    </style:style>
    <style:style style:name="P14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P15" style:family="paragraph">
      <style:text-properties fo:font-size="12pt"/>
    </style:style>
    <style:style style:name="P16" style:family="paragraph">
      <style:text-properties fo:font-size="32pt" style:text-underline-style="none" style:font-size-asian="32pt" style:font-size-complex="32pt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style:text-properties style:text-underline-style="none" fo:font-weight="normal" style:font-weight-asian="normal" style:font-weight-complex="normal"/>
    </style:style>
    <style:style style:name="P20" style:family="paragraph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P22" style:family="paragraph">
      <style:paragraph-properties fo:margin-left="0.939cm" fo:margin-right="0cm" fo:margin-top="0.176cm" fo:margin-bottom="0cm" fo:text-indent="-0.939cm" style:punctuation-wrap="hanging" style:line-break="strict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margin-top="0.42cm" fo:margin-bottom="0.35cm" fo:text-align="start"/>
    </style:style>
    <style:style style:name="P25" style:family="paragraph">
      <style:paragraph-properties fo:margin-top="0.42cm" fo:margin-bottom="0.35cm"/>
      <style:text-properties fo:font-size="22pt" style:text-underline-style="solid" style:text-underline-width="auto" style:text-underline-color="font-color" fo:font-weight="bold" style:font-size-asian="22pt" style:font-size-complex="22pt"/>
    </style:style>
    <style:style style:name="P26" style:family="paragraph">
      <style:paragraph-properties style:writing-mode="lr-tb" style:font-independent-line-spacing="true"/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27" style:family="paragraph">
      <style:paragraph-properties style:writing-mode="lr-tb" style:font-independent-line-spacing="tru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8" style:family="paragraph">
      <style:paragraph-properties fo:margin-left="0.952cm" fo:margin-right="0cm" fo:margin-top="0.176cm" fo:margin-bottom="0cm" fo:text-indent="-0.935cm" style:punctuation-wrap="hanging" style:line-break="strict"/>
    </style:style>
    <style:style style:name="P29" style:family="paragraph">
      <style:paragraph-properties style:writing-mode="lr-tb"/>
    </style:style>
    <style:style style:name="P30" style:family="paragraph">
      <style:paragraph-properties style:writing-mode="lr-tb" style:font-independent-line-spacing="true"/>
      <style:text-properties fo:font-family="'Times New Roman'" style:font-family-generic="roman" fo:letter-spacing="0.001cm" fo:font-style="normal" fo:font-weight="normal" style:font-family-asian="'Times New Roman'" style:font-family-generic-asian="roman" style:font-family-complex="'Times New Roman'" style:font-family-generic-complex="roman"/>
    </style:style>
    <style:style style:name="T1" style:family="text">
      <style:text-properties fo:color="#ffffff" fo:font-size="36pt" fo:language="en" fo:country="GB" fo:font-weight="bold" style:font-size-asian="36pt" style:font-weight-asian="bold" style:font-size-complex="36pt" style:font-weight-complex="bold"/>
    </style:style>
    <style:style style:name="T2" style:family="text">
      <style:text-properties fo:color="#ffffff" fo:language="en" fo:country="US" fo:font-weight="bold" style:font-weight-asian="bold" style:font-weight-complex="bold"/>
    </style:style>
    <style:style style:name="T3" style:family="text">
      <style:text-properties fo:language="en" fo:country="GB" style:text-underline-style="none"/>
    </style:style>
    <style:style style:name="T4" style:family="text">
      <style:text-properties fo:font-size="24pt" fo:language="en" fo:country="GB" style:font-size-asian="24pt" style:font-size-complex="24pt"/>
    </style:style>
    <style:style style:name="T5" style:family="text">
      <style:text-properties fo:font-size="24pt" fo:language="en" fo:country="GB" style:text-underline-style="none" fo:font-weight="normal" style:font-size-asian="24pt" style:font-weight-asian="normal" style:font-size-complex="24pt" style:font-weight-complex="normal"/>
    </style:style>
    <style:style style:name="T6" style:family="text">
      <style:text-properties fo:font-size="22pt" fo:language="en" fo:country="US" style:text-underline-style="none" fo:font-weight="normal" style:font-size-asian="22pt" style:font-weight-asian="normal" style:font-size-complex="22pt" style:font-weight-complex="normal"/>
    </style:style>
    <style:style style:name="T7" style:family="text">
      <style:text-properties fo:language="en" fo:country="US" style:text-underline-style="none" fo:font-weight="normal" style:font-weight-asian="normal" style:font-weight-complex="normal"/>
    </style:style>
    <style:style style:name="T8" style:family="text">
      <style:text-properties fo:font-size="22pt" fo:language="en" fo:country="US" style:font-size-asian="22pt" style:font-size-complex="22pt"/>
    </style:style>
    <style:style style:name="T9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font-size="32pt" fo:language="en" fo:country="US" style:text-underline-style="none" style:font-size-asian="32pt" style:font-size-complex="32pt"/>
    </style:style>
    <style:style style:name="T13" style:family="text">
      <style:text-properties fo:font-size="22pt" fo:language="en" fo:country="US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fo:font-size="22pt" fo:language="en" fo:country="US" style:text-underline-style="none" style:font-size-asian="22pt" style:font-size-complex="22pt"/>
    </style:style>
    <style:style style:name="T15" style:family="text">
      <style:text-properties fo:font-size="26pt" fo:language="en" fo:country="US" fo:font-weight="normal" style:font-size-asian="26pt" style:font-weight-asian="normal" style:font-size-complex="26pt" style:font-weight-complex="normal"/>
    </style:style>
    <style:style style:name="T16" style:family="text">
      <style:text-properties fo:font-size="26pt" fo:language="en" fo:country="US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7" style:family="text">
      <style:text-properties fo:font-size="26pt" fo:language="en" fo:country="US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fo:font-size="26pt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size="26pt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size="22pt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size="21pt" fo:language="en" fo:country="US" fo:font-weight="normal" style:font-size-asian="21pt" style:font-weight-asian="normal" style:font-size-complex="21pt" style:font-weight-complex="norma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27" style:family="text">
      <style:text-properties fo:font-size="26pt" fo:font-weight="normal" style:font-size-asian="26pt" style:font-weight-asian="normal" style:font-size-complex="26pt" style:font-weight-complex="normal"/>
    </style:style>
    <style:style style:name="T28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29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30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1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4" style:family="text">
      <style:text-properties style:text-underline-style="none"/>
    </style:style>
    <style:style style:name="T35" style:family="text">
      <style:text-properties fo:font-size="26pt" fo:language="en" fo:country="US" style:text-underline-style="none" fo:font-weight="normal" style:font-size-asian="26pt" style:font-weight-asian="normal" style:font-size-complex="26pt" style:font-weight-complex="normal"/>
    </style:style>
    <style:style style:name="T36" style:family="text">
      <style:text-properties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2" style:family="text">
      <style:text-properties fo:font-size="22pt" style:text-underline-style="solid" style:text-underline-width="auto" style:text-underline-color="font-color" fo:font-weight="bold" style:font-size-asian="22pt" style:font-size-complex="22pt"/>
    </style:style>
    <style:style style:name="T43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4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5" style:family="text">
      <style:text-properties fo:font-size="32pt" fo:language="en" fo:country="US" style:text-underline-style="none" fo:font-weight="normal" style:font-size-asian="32pt" style:font-weight-asian="normal" style:font-size-complex="32pt" style:font-weight-complex="normal"/>
    </style:style>
    <style:style style:name="T46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fo:language="en" fo:country="US" style:text-underline-style="none"/>
    </style:style>
    <style:style style:name="T48" style:family="text">
      <style:text-properties fo:font-family="'Times New Roman'" style:font-family-generic="roman" fo:letter-spacing="0.001cm" fo:font-style="normal" fo:font-weight="normal" style:font-family-asian="'Times New Roman'" style:font-family-generic-asian="roman" style:font-family-complex="'Times New Roman'" style:font-family-generic-complex="roman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70B89FEF.gif" xlink:type="simple" xlink:show="embed" xlink:actuate="onLoad">
        <style:list-level-properties text:min-label-width="0.93cm" style:vertical-pos="middle" style:vertical-rel="line" fo:width="0.249cm" fo:height="0.249cm"/>
      </text:list-level-style-image>
      <text:list-level-style-image text:level="2" xlink:href="Pictures/100002000000000A0000000A70B89FEF.gif" xlink:type="simple" xlink:show="embed" xlink:actuate="onLoad">
        <style:list-level-properties text:space-before="1.27cm" text:min-label-width="0.793cm" style:vertical-pos="middle" style:vertical-rel="line" fo:width="0.249cm" fo:height="0.249cm"/>
      </text:list-level-style-image>
      <text:list-level-style-image text:level="3" xlink:href="Pictures/100002000000000A0000000A70B89FEF.gif" xlink:type="simple" xlink:show="embed" xlink:actuate="onLoad">
        <style:list-level-properties text:space-before="2.54cm" text:min-label-width="0.635cm" style:vertical-pos="middle" style:vertical-rel="line" fo:width="0.249cm" fo:height="0.249cm"/>
      </text:list-level-style-image>
      <text:list-level-style-image text:level="4" xlink:href="Pictures/100002000000000A0000000A70B89FEF.gif" xlink:type="simple" xlink:show="embed" xlink:actuate="onLoad">
        <style:list-level-properties text:space-before="3.81cm" text:min-label-width="0.635cm" style:vertical-pos="middle" style:vertical-rel="line" fo:width="0.249cm" fo:height="0.249cm"/>
      </text:list-level-style-image>
      <text:list-level-style-image text:level="5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6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7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8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9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10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</text:list-style>
    <text:list-style style:name="L4">
      <text:list-level-style-image text:level="1" xlink:href="Pictures/100002000000000A0000000A70B89FEF.gif" xlink:type="simple" xlink:show="embed" xlink:actuate="onLoad">
        <style:list-level-properties text:min-label-width="0.952cm" style:vertical-pos="middle" style:vertical-rel="line" fo:width="0.249cm" fo:height="0.249cm"/>
      </text:list-level-style-image>
      <text:list-level-style-image text:level="2" xlink:href="Pictures/100002000000000A0000000A70B89FEF.gif" xlink:type="simple" xlink:show="embed" xlink:actuate="onLoad">
        <style:list-level-properties text:space-before="1.27cm" text:min-label-width="0.793cm" style:vertical-pos="middle" style:vertical-rel="line" fo:width="0.249cm" fo:height="0.249cm"/>
      </text:list-level-style-image>
      <text:list-level-style-image text:level="3" xlink:href="Pictures/100002000000000A0000000A70B89FEF.gif" xlink:type="simple" xlink:show="embed" xlink:actuate="onLoad">
        <style:list-level-properties text:space-before="2.54cm" text:min-label-width="0.635cm" style:vertical-pos="middle" style:vertical-rel="line" fo:width="0.249cm" fo:height="0.249cm"/>
      </text:list-level-style-image>
      <text:list-level-style-image text:level="4" xlink:href="Pictures/100002000000000A0000000A70B89FEF.gif" xlink:type="simple" xlink:show="embed" xlink:actuate="onLoad">
        <style:list-level-properties text:space-before="3.81cm" text:min-label-width="0.635cm" style:vertical-pos="middle" style:vertical-rel="line" fo:width="0.249cm" fo:height="0.249cm"/>
      </text:list-level-style-image>
      <text:list-level-style-image text:level="5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6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7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8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9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10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A0000000A70B89FEF.gif" xlink:type="simple" xlink:show="embed" xlink:actuate="onLoad">
        <style:list-level-properties style:vertical-pos="middle" style:vertical-rel="line" fo:width="0.249cm" fo:height="0.249cm"/>
      </text:list-level-style-image>
      <text:list-level-style-image text:level="2" xlink:href="Pictures/100002000000000A0000000A70B89FEF.gif" xlink:type="simple" xlink:show="embed" xlink:actuate="onLoad">
        <style:list-level-properties text:space-before="0.6cm" text:min-label-width="0.6cm" style:vertical-pos="middle" style:vertical-rel="line" fo:width="0.249cm" fo:height="0.249cm"/>
      </text:list-level-style-image>
      <text:list-level-style-image text:level="3" xlink:href="Pictures/100002000000000A0000000A70B89FEF.gif" xlink:type="simple" xlink:show="embed" xlink:actuate="onLoad">
        <style:list-level-properties text:space-before="1.2cm" text:min-label-width="0.6cm" style:vertical-pos="middle" style:vertical-rel="line" fo:width="0.249cm" fo:height="0.249cm"/>
      </text:list-level-style-image>
      <text:list-level-style-image text:level="4" xlink:href="Pictures/100002000000000A0000000A70B89FEF.gif" xlink:type="simple" xlink:show="embed" xlink:actuate="onLoad">
        <style:list-level-properties text:space-before="1.8cm" text:min-label-width="0.6cm" style:vertical-pos="middle" style:vertical-rel="line" fo:width="0.249cm" fo:height="0.249cm"/>
      </text:list-level-style-image>
      <text:list-level-style-image text:level="5" xlink:href="Pictures/100002000000000A0000000A70B89FEF.gif" xlink:type="simple" xlink:show="embed" xlink:actuate="onLoad">
        <style:list-level-properties text:space-before="2.4cm" text:min-label-width="0.6cm" style:vertical-pos="middle" style:vertical-rel="line" fo:width="0.249cm" fo:height="0.249cm"/>
      </text:list-level-style-image>
      <text:list-level-style-image text:level="6" xlink:href="Pictures/100002000000000A0000000A70B89FEF.gif" xlink:type="simple" xlink:show="embed" xlink:actuate="onLoad">
        <style:list-level-properties text:space-before="3cm" text:min-label-width="0.6cm" style:vertical-pos="middle" style:vertical-rel="line" fo:width="0.249cm" fo:height="0.249cm"/>
      </text:list-level-style-image>
      <text:list-level-style-image text:level="7" xlink:href="Pictures/100002000000000A0000000A70B89FEF.gif" xlink:type="simple" xlink:show="embed" xlink:actuate="onLoad">
        <style:list-level-properties text:space-before="3.6cm" text:min-label-width="0.6cm" style:vertical-pos="middle" style:vertical-rel="line" fo:width="0.249cm" fo:height="0.249cm"/>
      </text:list-level-style-image>
      <text:list-level-style-image text:level="8" xlink:href="Pictures/100002000000000A0000000A70B89FEF.gif" xlink:type="simple" xlink:show="embed" xlink:actuate="onLoad">
        <style:list-level-properties text:space-before="4.2cm" text:min-label-width="0.6cm" style:vertical-pos="middle" style:vertical-rel="line" fo:width="0.249cm" fo:height="0.249cm"/>
      </text:list-level-style-image>
      <text:list-level-style-image text:level="9" xlink:href="Pictures/100002000000000A0000000A70B89FEF.gif" xlink:type="simple" xlink:show="embed" xlink:actuate="onLoad">
        <style:list-level-properties text:space-before="4.8cm" text:min-label-width="0.6cm" style:vertical-pos="middle" style:vertical-rel="line" fo:width="0.249cm" fo:height="0.249cm"/>
      </text:list-level-style-image>
      <text:list-level-style-image text:level="10" xlink:href="Pictures/100002000000000A0000000A70B89FEF.gif" xlink:type="simple" xlink:show="embed" xlink:actuate="onLoad">
        <style:list-level-properties text:space-before="5.4cm" text:min-label-width="0.6cm" style:vertical-pos="middle" style:vertical-rel="line" fo:width="0.249cm" fo:height="0.249cm"/>
      </text:list-level-style-image>
    </text:list-style>
    <text:list-style style:name="L7">
      <text:list-level-style-image text:level="1" xlink:href="Pictures/100002000000000A0000000A70B89FEF.gif" xlink:type="simple" xlink:show="embed" xlink:actuate="onLoad">
        <style:list-level-properties style:vertical-pos="middle" style:vertical-rel="line" fo:width="0.249cm" fo:height="0.249cm"/>
      </text:list-level-style-image>
      <text:list-level-style-image text:level="2" xlink:href="Pictures/100002000000000A0000000A70B89FEF.gif" xlink:type="simple" xlink:show="embed" xlink:actuate="onLoad">
        <style:list-level-properties text:space-before="1.27cm" text:min-label-width="0.793cm" style:vertical-pos="middle" style:vertical-rel="line" fo:width="0.249cm" fo:height="0.249cm"/>
      </text:list-level-style-image>
      <text:list-level-style-image text:level="3" xlink:href="Pictures/100002000000000A0000000A70B89FEF.gif" xlink:type="simple" xlink:show="embed" xlink:actuate="onLoad">
        <style:list-level-properties text:space-before="2.54cm" text:min-label-width="0.635cm" style:vertical-pos="middle" style:vertical-rel="line" fo:width="0.249cm" fo:height="0.249cm"/>
      </text:list-level-style-image>
      <text:list-level-style-image text:level="4" xlink:href="Pictures/100002000000000A0000000A70B89FEF.gif" xlink:type="simple" xlink:show="embed" xlink:actuate="onLoad">
        <style:list-level-properties text:space-before="3.81cm" text:min-label-width="0.635cm" style:vertical-pos="middle" style:vertical-rel="line" fo:width="0.249cm" fo:height="0.249cm"/>
      </text:list-level-style-image>
      <text:list-level-style-image text:level="5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6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7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8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9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10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</text:list-style>
    <text:list-style style:name="L8">
      <text:list-level-style-image text:level="1" xlink:href="Pictures/100002000000000A0000000ADDA84F49.gif" xlink:type="simple" xlink:show="embed" xlink:actuate="onLoad">
        <style:list-level-properties style:vertical-pos="middle" style:vertical-rel="line" fo:width="0.249cm" fo:height="0.249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249cm" fo:height="0.249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249cm" fo:height="0.249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249cm" fo:height="0.249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</text:list-style>
    <text:list-style style:name="L9">
      <text:list-level-style-image text:level="1" xlink:href="Pictures/100002000000000A0000000A70B89FEF.gif" xlink:type="simple" xlink:show="embed" xlink:actuate="onLoad">
        <style:list-level-properties text:min-label-width="0.939cm" style:vertical-pos="middle" style:vertical-rel="line" fo:width="0.249cm" fo:height="0.249cm"/>
      </text:list-level-style-image>
      <text:list-level-style-image text:level="2" xlink:href="Pictures/100002000000000A0000000A70B89FEF.gif" xlink:type="simple" xlink:show="embed" xlink:actuate="onLoad">
        <style:list-level-properties text:space-before="1.27cm" text:min-label-width="0.793cm" style:vertical-pos="middle" style:vertical-rel="line" fo:width="0.249cm" fo:height="0.249cm"/>
      </text:list-level-style-image>
      <text:list-level-style-image text:level="3" xlink:href="Pictures/100002000000000A0000000A70B89FEF.gif" xlink:type="simple" xlink:show="embed" xlink:actuate="onLoad">
        <style:list-level-properties text:space-before="2.54cm" text:min-label-width="0.635cm" style:vertical-pos="middle" style:vertical-rel="line" fo:width="0.249cm" fo:height="0.249cm"/>
      </text:list-level-style-image>
      <text:list-level-style-image text:level="4" xlink:href="Pictures/100002000000000A0000000A70B89FEF.gif" xlink:type="simple" xlink:show="embed" xlink:actuate="onLoad">
        <style:list-level-properties text:space-before="3.81cm" text:min-label-width="0.635cm" style:vertical-pos="middle" style:vertical-rel="line" fo:width="0.249cm" fo:height="0.249cm"/>
      </text:list-level-style-image>
      <text:list-level-style-image text:level="5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6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7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8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9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  <text:list-level-style-image text:level="10" xlink:href="Pictures/100002000000000A0000000A70B89FEF.gif" xlink:type="simple" xlink:show="embed" xlink:actuate="onLoad">
        <style:list-level-properties text:space-before="5.08cm" text:min-label-width="0.635cm" style:vertical-pos="middle" style:vertical-rel="line" fo:width="0.249cm" fo:height="0.249cm"/>
      </text:list-level-style-image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custom-shape draw:style-name="gr1" draw:text-style-name="P2" draw:layer="layout" svg:width="16.722cm" svg:height="3.309cm" svg:x="4.445cm" svg:y="11.218cm">
          <text:p text:style-name="P1"><text:span text:style-name="T1">Gprof (GNU Performance </text:span><text:span text:style-name="T1">Profiler) 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9.102cm" svg:height="2.181cm" svg:x="16.51cm" svg:y="15.599cm">
          <text:p text:style-name="P3"><text:span text:style-name="T2">Krishnesh Pathak</text:span></text:p>
          <text:p text:style-name="P3"><text:span text:style-name="T2">Batch - 7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2.86cm" svg:height="3.176cm" svg:x="1.27cm" svg:y="0.762cm" presentation:class="title" presentation:user-transformed="true">
          <draw:text-box>
            <text:p text:style-name="P5"><text:span text:style-name="T3">Table of Contents</text:span></text:p>
          </draw:text-box>
        </draw:frame>
        <draw:frame presentation:style-name="pr3" draw:text-style-name="P2" draw:layer="layout" svg:width="22.86cm" svg:height="14.768cm" svg:x="1.27cm" svg:y="3.012cm" presentation:class="outline" presentation:user-transformed="true">
          <draw:text-box>
            <text:list text:style-name="L3">
              <text:list-item>
                <text:p text:style-name="P7"><text:span text:style-name="T4"><text:s/></text:span><text:span text:style-name="T4">Introduction of profiling</text:span></text:p>
              </text:list-item>
              <text:list-item>
                <text:p text:style-name="P7"><text:span text:style-name="T4"><text:s/></text:span><text:span text:style-name="T4">GNU performance tool gprof</text:span></text:p>
              </text:list-item>
              <text:list-item>
                <text:p text:style-name="P7"><text:span text:style-name="T4"><text:s/></text:span><text:span text:style-name="T4">gprof implementation</text:span></text:p>
              </text:list-item>
              <text:list-item>
                <text:p text:style-name="P7"><text:span text:style-name="T4"><text:s/></text:span><text:span text:style-name="T4">gprof output </text:span></text:p>
              </text:list-item>
              <text:list-item>
                <text:p text:style-name="P7"><text:span text:style-name="T4"><text:s/></text:span><text:span text:style-name="T4">Flat profile</text:span></text:p>
              </text:list-item>
              <text:list-item>
                <text:p text:style-name="P7"><text:span text:style-name="T4"><text:s/></text:span><text:span text:style-name="T4">Call graph</text:span></text:p>
              </text:list-item>
              <text:list-item>
                <text:p text:style-name="P7"><text:span text:style-name="T4"><text:s/></text:span><text:span text:style-name="T4">gprof options</text:span></text:p>
              </text:list-item>
              <text:list-item>
                <text:p text:style-name="P7"><text:span text:style-name="T5"><text:s/></text:span><text:span text:style-name="T6">Deprecated options</text:span></text:p>
              </text:list-item>
              <text:list-item>
                <text:p text:style-name="P7"><text:span text:style-name="T5"><text:s/></text:span><text:span text:style-name="T5">Benifits</text:span></text:p>
              </text:list-item>
              <text:list-item>
                <text:p text:style-name="P7"><text:span text:style-name="T4"><text:s/></text:span><text:span text:style-name="T4">Limitations and accuracy</text:span></text:p>
              </text:list-item>
              <text:list-item>
                <text:p text:style-name="P7"><text:span text:style-name="T4"><text:s/></text:span><text:span text:style-name="T4">Conclusion</text:span></text:p>
              </text:list-item>
              <text:list-item>
                <text:p text:style-name="P7"><text:span text:style-name="T4"><text:s/></text:span><text:span text:style-name="T4">References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2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1.355cm" svg:x="1.27cm" svg:y="0.719cm" presentation:class="title" presentation:user-transformed="true">
          <draw:text-box>
            <text:p text:style-name="P5"><text:span text:style-name="T7"><text:s/></text:span><text:span text:style-name="T7">Introduction </text:span></text:p>
          </draw:text-box>
        </draw:frame>
        <draw:frame presentation:style-name="pr6" draw:text-style-name="P10" draw:layer="layout" svg:width="22.225cm" svg:height="15.875cm" svg:x="1.27cm" svg:y="3.81cm" presentation:class="outline" presentation:user-transformed="true">
          <draw:text-box>
            <text:list text:style-name="L4">
              <text:list-item>
                <text:p text:style-name="P9"><text:span text:style-name="T8"><text:s/></text:span><text:span text:style-name="T9">“</text:span><text:span text:style-name="T9">Dynamic program analysis that measure time</text:span></text:p>
                <text:p text:style-name="P9"><text:span text:style-name="T9"><text:s/></text:span><text:span text:style-name="T9">complexity of program and duration of function</text:span></text:p>
                <text:p text:style-name="P9"><text:span text:style-name="T9"><text:s/></text:span><text:span text:style-name="T9">call”. </text:span></text:p>
                <text:p text:style-name="P9"><text:span text:style-name="T9"/></text:p>
              </text:list-item>
              <text:list-item>
                <text:p text:style-name="P9"><text:span text:style-name="T10"><text:s/></text:span><text:span text:style-name="T9">Gather statistics about your program's</text:span></text:p>
                <text:p text:style-name="P9"><text:span text:style-name="T9"><text:s/></text:span><text:span text:style-name="T9">execution.</text:span></text:p>
                <text:p text:style-name="P9"><text:span text:style-name="T10"><text:s text:c="5"/></text:span></text:p>
              </text:list-item>
            </text:list>
            <text:p text:style-name="P9"><text:span text:style-name="T8"/></text:p>
            <text:p text:style-name="P9"><text:span text:style-name="T8"><text:s/></text:span></text:p>
          </draw:text-box>
        </draw:frame>
        <presentation:notes draw:style-name="dp3">
          <draw:page-thumbnail draw:layer="layout" svg:width="12.7cm" svg:height="9.525cm" svg:x="3.175cm" svg:y="1.905cm" draw:page-number="3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2.929cm" svg:x="1.27cm" svg:y="0cm" presentation:class="title" presentation:user-transformed="true">
          <draw:text-box>
            <text:p text:style-name="P5"><text:span text:style-name="T11">GNU Performance Tool gprof</text:span></text:p>
          </draw:text-box>
        </draw:frame>
        <draw:frame presentation:style-name="pr8" draw:text-style-name="P12" draw:layer="layout" svg:width="22.86cm" svg:height="15.249cm" svg:x="1.27cm" svg:y="1.905cm" presentation:class="outline" presentation:user-transformed="true">
          <draw:text-box>
            <text:list text:style-name="L6">
              <text:list-header>
                <text:p text:style-name="P11"><text:span text:style-name="T8"/></text:p>
              </text:list-header>
              <text:list-item>
                <text:p text:style-name="P11"><text:span text:style-name="T8"><text:s text:c="3"/></text:span><text:span text:style-name="T8">Performance analysis tool for UNIX Applications.</text:span></text:p>
                <text:p text:style-name="P11"><text:span text:style-name="T8"/></text:p>
              </text:list-item>
              <text:list-item>
                <text:p text:style-name="P11"><text:span text:style-name="T8"><text:s text:c="3"/></text:span><text:span text:style-name="T8">collecting and <text:s/>arranging statistics on your programs.</text:span></text:p>
                <text:p text:style-name="P11"><text:span text:style-name="T8"/></text:p>
              </text:list-item>
              <text:list-item>
                <text:p text:style-name="P11"><text:span text:style-name="T8"><text:s text:c="3"/></text:span><text:span text:style-name="T8">Extended version of “prof”.</text:span></text:p>
                <text:p text:style-name="P11"><text:span text:style-name="T8"/></text:p>
              </text:list-item>
              <text:list-item>
                <text:p text:style-name="P11"><text:span text:style-name="T8"><text:s text:c="3"/></text:span><text:span text:style-name="T8">It uses a hybrid of </text:span><text:span text:style-name="T10">instrument</text:span><text:span text:style-name="T8"> and </text:span><text:span text:style-name="T10">Sampling.</text:span></text:p>
                <text:p text:style-name="P11"><text:span text:style-name="T10"/></text:p>
              </text:list-item>
              <text:list-item>
                <text:p text:style-name="P11"><text:span text:style-name="T8"><text:s text:c="3"/></text:span><text:span text:style-name="T8">Os : Linux, Unix.</text:span></text:p>
                <text:p text:style-name="P11"><text:span text:style-name="T8"/></text:p>
              </text:list-item>
              <text:list-item>
                <text:p text:style-name="P11"><text:span text:style-name="T8"><text:s text:c="3"/></text:span><text:span text:style-name="T8">Language : any language supported by GCC.</text:span></text:p>
                <text:p text:style-name="P11"><text:span text:style-name="T8"/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4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13" draw:layer="layout" svg:width="22.86cm" svg:height="2.929cm" svg:x="1.27cm" svg:y="0cm" presentation:class="title" presentation:user-transformed="true">
          <draw:text-box>
            <text:p text:style-name="P5"><text:span text:style-name="T12">Instrumentation and Sampling</text:span></text:p>
          </draw:text-box>
        </draw:frame>
        <draw:frame draw:style-name="gr2" draw:text-style-name="P11" draw:layer="layout" svg:width="22.225cm" svg:height="12.076cm" svg:x="1.27cm" svg:y="3.175cm">
          <draw:text-box>
            <text:list text:style-name="L7">
              <text:list-header>
                <text:p text:style-name="P14"><text:span text:style-name="T13">Sampling</text:span><text:span text:style-name="T14"> <text:s/></text:span></text:p>
              </text:list-header>
              <text:list-item>
                <text:p text:style-name="P14"><text:span text:style-name="T8"><text:s text:c="2"/></text:span><text:span text:style-name="T8">Collects Statistical data <text:s text:c="6"/></text:span><text:span text:style-name="T8"><text:tab/></text:span><text:span text:style-name="T8"> <text:s text:c="4"/></text:span><text:span text:style-name="T8"><text:tab/></text:span><text:span text:style-name="T8"><text:tab/></text:span><text:span text:style-name="T8"><text:tab/></text:span><text:span text:style-name="T8"> <text:s text:c="4"/></text:span></text:p>
              </text:list-item>
              <text:list-item>
                <text:p text:style-name="P14"><text:span text:style-name="T8"><text:s text:c="2"/></text:span><text:span text:style-name="T8">Sampling Data is saved in “gmon.out” .</text:span></text:p>
              </text:list-item>
              <text:list-item>
                <text:p text:style-name="P14"><text:span text:style-name="T8"><text:s text:c="2"/></text:span><text:span text:style-name="T8">analysis with “gprof”</text:span><text:span text:style-name="T8"><text:tab/></text:span><text:span text:style-name="T8"> command line tool.</text:span></text:p>
                <text:p text:style-name="P14"><text:span text:style-name="T8"/></text:p>
                <text:p text:style-name="P14"><text:span text:style-name="T14"><text:s/></text:span><text:span text:style-name="T13">Instrumentation</text:span></text:p>
              </text:list-item>
              <text:list-item>
                <text:p text:style-name="P14"><text:span text:style-name="T8"><text:s text:c="2"/></text:span><text:span text:style-name="T8">Collects detailed timing </text:span><text:span text:style-name="T8"><text:tab/></text:span><text:span text:style-name="T8">information about each <text:s text:c="13"/>function call.</text:span></text:p>
              </text:list-item>
              <text:list-item>
                <text:p text:style-name="P14"><text:span text:style-name="T8"><text:s text:c="2"/></text:span><text:span text:style-name="T8">automatically inserted using <text:s/>“-pg” option .</text:span></text:p>
                <text:p text:style-name="P11"><text:span text:style-name="T8"/></text:p>
              </text:list-item>
            </text:list>
            <text:list text:style-name="L8">
              <text:list-header>
                <text:p text:style-name="P11"><text:span text:style-name="T8"/></text:p>
              </text:list-header>
            </text:list>
          </draw:text-box>
        </draw:frame>
        <presentation:notes draw:style-name="dp3">
          <draw:page-thumbnail draw:layer="layout" svg:width="12.7cm" svg:height="9.525cm" svg:x="3.175cm" svg:y="1.905cm" draw:page-number="5"/>
          <draw:frame presentation:style-name="pr4" draw:text-style-name="P15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13" draw:layer="layout" svg:width="22.86cm" svg:height="2.929cm" svg:x="1.27cm" svg:y="0cm" presentation:class="title" presentation:user-transformed="true">
          <draw:text-box>
            <text:p text:style-name="P5"><text:span text:style-name="T12">gprof implementation</text:span></text:p>
          </draw:text-box>
        </draw:frame>
        <draw:frame presentation:style-name="pr9" draw:text-style-name="P12" draw:layer="layout" svg:width="22.86cm" svg:height="15.249cm" svg:x="1.27cm" svg:y="1.905cm" presentation:class="outline" presentation:user-transformed="true">
          <draw:text-box>
            <text:list text:style-name="L6">
              <text:list-header>
                <text:p text:style-name="P11"><text:span text:style-name="T8"/></text:p>
                <text:p text:style-name="P11"><text:span text:style-name="T15">Step 1: </text:span><text:span text:style-name="T16">profile enabled while compilation</text:span></text:p>
                <text:p text:style-name="P11"><text:span text:style-name="T17"/></text:p>
              </text:list-header>
              <text:list-item>
                <text:p text:style-name="P11"><text:span text:style-name="T18"><text:s/></text:span><text:span text:style-name="T19"><text:s/></text:span><text:span text:style-name="T20">By </text:span><text:span text:style-name="T9">adding by '-pg' option.</text:span></text:p>
                <text:p text:style-name="P11"><text:span text:style-name="T9"/></text:p>
              </text:list-item>
              <text:list-item>
                <text:p text:style-name="P11"><text:span text:style-name="T9"><text:s text:c="3"/></text:span><text:span text:style-name="T9">Insert calls to function that record data.</text:span></text:p>
                <text:p text:style-name="P11"><text:span text:style-name="T9"/></text:p>
              </text:list-item>
              <text:list-item>
                <text:p text:style-name="P11"><text:span text:style-name="T9"><text:s text:c="3"/></text:span><text:span text:style-name="T9">Instrumentation code is automatically inserted to</text:span><text:span text:style-name="T9"><text:tab/></text:span><text:span text:style-name="T9"><text:tab/></text:span><text:span text:style-name="T9"><text:tab/></text:span><text:span text:style-name="T9"> <text:s text:c="2"/>gather caller-function data.</text:span></text:p>
                <text:p text:style-name="P11"><text:span text:style-name="T9"/></text:p>
              </text:list-item>
              <text:list-item>
                <text:p text:style-name="P11"><text:span text:style-name="T9"><text:s text:c="3"/></text:span><text:span text:style-name="T9">Command:</text:span></text:p>
                <text:p text:style-name="P11"><text:span text:style-name="T9"><text:s text:c="4"/></text:span><text:span text:style-name="T21">gcc -pg [Filename1 ] [ Filename2] .. -o [exec File name] 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6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0" draw:text-style-name="P16" draw:layer="layout" svg:width="22.838cm" svg:height="3.169cm" svg:x="1.292cm" svg:y="0cm" presentation:class="title" presentation:user-transformed="true">
          <draw:text-box>
            <text:p text:style-name="P5"><text:span text:style-name="T12">gprof implementation</text:span></text:p>
          </draw:text-box>
        </draw:frame>
        <draw:frame presentation:style-name="pr11" draw:layer="layout" svg:width="22.838cm" svg:height="14.806cm" svg:x="1.292cm" svg:y="2.54cm" presentation:class="outline" presentation:user-transformed="true">
          <draw:text-box>
            <text:list text:style-name="L5">
              <text:list-header>
                <text:p><text:span text:style-name="T22"/></text:p>
                <text:p><text:span text:style-name="T23">mcount function</text:span></text:p>
              </text:list-header>
              <text:list-item>
                <text:p><text:span text:style-name="T24">Using -pg every function must call mcount .</text:span></text:p>
                <text:p><text:span text:style-name="T24"/></text:p>
              </text:list-item>
              <text:list-item>
                <text:p><text:span text:style-name="T24">Responsible for creating call graph .</text:span></text:p>
                <text:p><text:span text:style-name="T24"/></text:p>
              </text:list-item>
              <text:list-item>
                <text:p><text:span text:style-name="T24">By examining the stack frame .</text:span></text:p>
                <text:p><text:span text:style-name="T24"/></text:p>
              </text:list-item>
              <text:list-item>
                <text:p><text:span text:style-name="T24">Call to mcount is only instrumentation.</text:span></text:p>
                <text:p><text:span text:style-name="T24"/></text:p>
                <text:p><text:span text:style-name="T24"/></text:p>
              </text:list-item>
            </text:list>
          </draw:text-box>
        </draw:frame>
        <presentation:notes draw:style-name="dp3">
          <draw:page-thumbnail draw:style-name="gr3" draw:layer="layout" svg:width="12.678cm" svg:height="9.504cm" svg:x="3.175cm" svg:y="1.904cm" draw:page-number="7" presentation:class="page"/>
          <draw:frame presentation:style-name="pr12" draw:layer="layout" svg:width="15.218cm" svg:height="11.41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0" draw:layer="layout" svg:width="22.838cm" svg:height="3.169cm" svg:x="1.292cm" svg:y="0.635cm" presentation:class="title" presentation:user-transformed="true">
          <draw:text-box>
            <text:p>gprof Implementation<text:line-break/></text:p>
          </draw:text-box>
        </draw:frame>
        <draw:frame presentation:style-name="pr11" draw:text-style-name="P17" draw:layer="layout" svg:width="22.838cm" svg:height="16.304cm" svg:x="1.27cm" svg:y="2.54cm" presentation:class="outline" presentation:user-transformed="true">
          <draw:text-box>
            <text:list text:style-name="L5">
              <text:list-header>
                <text:p><text:span text:style-name="T25"/></text:p>
                <text:p><text:span text:style-name="T26">Step</text:span><text:span text:style-name="T27"> 2 :</text:span><text:span text:style-name="T26"> Execute the code </text:span></text:p>
                <text:p><text:span text:style-name="T26"/></text:p>
              </text:list-header>
              <text:list-item>
                <text:p><text:span text:style-name="T28">generate a profile data file 'gmon.out' just before exiting.</text:span></text:p>
              </text:list-item>
              <text:list-item>
                <text:p><text:span text:style-name="T28">gmon.out : binary code not human readable .</text:span></text:p>
                <text:p><text:span text:style-name="T29"/></text:p>
                <text:p><text:span text:style-name="T26">Step 3 : Run the gprof tool </text:span></text:p>
                <text:p><text:span text:style-name="T30"/></text:p>
              </text:list-item>
              <text:list-item>
                <text:p><text:span text:style-name="T31">to interrupt the profiling information .</text:span></text:p>
                <text:p><text:span text:style-name="T31">Command :</text:span></text:p>
                <text:p><text:span text:style-name="T32">gprof [executable file name ] gmon.out &gt; [text file neme]</text:span></text:p>
                <text:p><text:span text:style-name="T33"><text:s/></text:span></text:p>
                <text:list>
                  <text:list-item>
                    <text:list>
                      <text:list-header>
                        <text:p><text:span text:style-name="T2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2.678cm" svg:height="9.504cm" svg:x="3.175cm" svg:y="1.904cm" draw:page-number="8" presentation:class="page"/>
          <draw:frame presentation:style-name="pr12" draw:layer="layout" svg:width="15.218cm" svg:height="11.41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6" draw:layer="layout" svg:width="22.86cm" svg:height="2.929cm" svg:x="1.27cm" svg:y="0.001cm" presentation:class="title" presentation:user-transformed="true">
          <draw:text-box>
            <text:p><text:span text:style-name="T34">gprof output</text:span></text:p>
          </draw:text-box>
        </draw:frame>
        <draw:frame presentation:style-name="pr13" draw:text-style-name="P12" draw:layer="layout" svg:width="22.86cm" svg:height="15.844cm" svg:x="1.27cm" svg:y="2.54cm" presentation:class="outline" presentation:user-transformed="true">
          <draw:text-box>
            <text:list text:style-name="L6">
              <text:list-header>
                <text:p text:style-name="P11"><text:span text:style-name="T8"/></text:p>
                <text:p text:style-name="P11"><text:span text:style-name="T35">A flat profile :</text:span></text:p>
              </text:list-header>
              <text:list-item>
                <text:p text:style-name="P11"><text:span text:style-name="T8"><text:s text:c="3"/></text:span><text:span text:style-name="T8">Contains total execution <text:s/>time. </text:span></text:p>
              </text:list-item>
              <text:list-item>
                <text:p text:style-name="P11"><text:span text:style-name="T8"><text:s text:c="3"/></text:span><text:span text:style-name="T8">percentage of <text:s/>the total running time. <text:s text:c="2"/></text:span></text:p>
              </text:list-item>
              <text:list-item>
                <text:p text:style-name="P11"><text:span text:style-name="T8"><text:s text:c="3"/></text:span><text:span text:style-name="T8">Function call counts are also reported.</text:span></text:p>
                <text:list>
                  <text:list-header>
                    <text:p><text:span text:style-name="T36"/></text:p>
                  </text:list-header>
                </text:list>
                <text:p text:style-name="P11"><text:span text:style-name="T6"><text:s/></text:span><text:span text:style-name="T35">A call graph :</text:span></text:p>
              </text:list-item>
              <text:list-item>
                <text:p text:style-name="P11"><text:span text:style-name="T8"><text:s text:c="3"/></text:span><text:span text:style-name="T8">for each function </text:span><text:span text:style-name="T8"><text:tab/></text:span><text:span text:style-name="T8">who called it (parent) and who it <text:s text:c="11"/>called (child subroutines).</text:span></text:p>
                <text:p text:style-name="P11"><text:span text:style-name="T8"/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9"/>
          <draw:frame presentation:style-name="pr4" draw:text-style-name="P15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8" draw:layer="layout" svg:width="22.86cm" svg:height="2.929cm" svg:x="1.27cm" svg:y="0cm" presentation:class="title" presentation:user-transformed="true">
          <draw:text-box>
            <text:p text:style-name="P5"><text:span text:style-name="T7">Flat Profile</text:span></text:p>
          </draw:text-box>
        </draw:frame>
        <draw:frame presentation:style-name="pr14" draw:text-style-name="P12" draw:layer="layout" svg:width="23.495cm" svg:height="14.831cm" svg:x="0.635cm" svg:y="2.54cm" presentation:class="outline" presentation:user-transformed="true">
          <draw:text-box>
            <text:list text:style-name="L6">
              <text:list-header>
                <text:p text:style-name="P11"><text:span text:style-name="T8"/></text:p>
              </text:list-header>
              <text:list-item>
                <text:p text:style-name="P11"><text:span text:style-name="T8"><text:s text:c="3"/></text:span><text:span text:style-name="T8">total amount of time your <text:s/>program spent executing <text:s text:c="11"/>each function.</text:span></text:p>
                <text:p text:style-name="P11"><text:span text:style-name="T8"/></text:p>
                <text:list>
                  <text:list-header>
                    <text:p><text:span text:style-name="T8">→ </text:span><text:span text:style-name="T8">One line per function.</text:span></text:p>
                    <text:p><text:span text:style-name="T8"><text:s/></text:span></text:p>
                  </text:list-header>
                </text:list>
              </text:list-item>
              <text:list-item>
                <text:p text:style-name="P11"><text:span text:style-name="T8"><text:s text:c="3"/></text:span><text:span text:style-name="T8">The functions are sorted by decreasing run-time spent <text:s text:c="7"/>in them.</text:span></text:p>
                <text:p text:style-name="P11"><text:span text:style-name="T8"/></text:p>
              </text:list-item>
              <text:list-item>
                <text:p text:style-name="P11"><text:span text:style-name="T8"><text:s text:c="3"/></text:span><text:span text:style-name="T8">Only the user defined functions are mentioned in flat <text:s text:c="9"/>profile .</text:span></text:p>
                <text:p text:style-name="P11"><text:span text:style-name="T8"><text:s/>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0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5" draw:text-style-name="P8" draw:layer="layout" svg:width="22.86cm" svg:height="1.655cm" svg:x="1.27cm" svg:y="0.635cm" presentation:class="title" presentation:user-transformed="true">
          <draw:text-box>
            <text:p text:style-name="P5"><text:span text:style-name="T7">Fields in Flat Profile</text:span></text:p>
          </draw:text-box>
        </draw:frame>
        <draw:frame presentation:style-name="pr16" draw:text-style-name="P12" draw:layer="layout" svg:width="22.86cm" svg:height="14.826cm" svg:x="1.27cm" svg:y="2.54cm" presentation:class="outline" presentation:user-transformed="true">
          <draw:text-box>
            <text:list text:style-name="L6">
              <text:list-header>
                <text:p text:style-name="P11"><text:span text:style-name="T8"/></text:p>
              </text:list-header>
              <text:list-item>
                <text:p text:style-name="P11"><text:span text:style-name="T10"><text:s text:c="4"/></text:span><text:span text:style-name="T10">% time</text:span><text:span text:style-name="T8"> : percentage of the time <text:s/>executing <text:s/>this <text:s text:c="9"/></text:span><text:span text:style-name="T8"><text:tab/></text:span><text:span text:style-name="T8"> <text:s text:c="3"/>function.</text:span></text:p>
              </text:list-item>
              <text:list-item>
                <text:p text:style-name="P11"><text:span text:style-name="T8"><text:s text:c="4"/></text:span><text:span text:style-name="T10">Cumulative seconds</text:span><text:span text:style-name="T8"> : [ skipping , as this isn't all <text:s text:c="3"/></text:span><text:span text:style-name="T8"><text:tab/></text:span><text:span text:style-name="T8"><text:tab/></text:span><text:span text:style-name="T8"> <text:s text:c="3"/>that <text:s/>useful ].</text:span></text:p>
              </text:list-item>
              <text:list-item>
                <text:p text:style-name="P11"><text:span text:style-name="T8"><text:s text:c="4"/></text:span><text:span text:style-name="T10">Self seconds</text:span><text:span text:style-name="T8"> : time spent executing this function .</text:span></text:p>
              </text:list-item>
              <text:list-item>
                <text:p text:style-name="P11"><text:span text:style-name="T8"><text:s text:c="4"/></text:span><text:span text:style-name="T10">Calls </text:span><text:span text:style-name="T8">: number of times function was called <text:s text:c="21"/>(excluding <text:s text:c="5"/>recursion).</text:span></text:p>
              </text:list-item>
              <text:list-item>
                <text:p text:style-name="P11"><text:span text:style-name="T8"><text:s text:c="4"/></text:span><text:span text:style-name="T10">Self ms/call</text:span><text:span text:style-name="T8"> : average time per execution (excluding </text:span><text:span text:style-name="T8"><text:tab/></text:span><text:span text:style-name="T8"> <text:s text:c="3"/>descendents).</text:span></text:p>
              </text:list-item>
              <text:list-item>
                <text:p text:style-name="P11"><text:span text:style-name="T8"><text:s text:c="4"/></text:span><text:span text:style-name="T10">Total ms/call </text:span><text:span text:style-name="T8">: average time per execution (include <text:s text:c="7"/>descendents).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1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7" draw:text-style-name="P18" draw:layer="layout" svg:width="22.838cm" svg:height="2.54cm" svg:x="0.657cm" svg:y="0cm" presentation:class="title" presentation:user-transformed="true">
          <draw:text-box>
            <text:p><text:span text:style-name="T37"><text:s/></text:span><text:span text:style-name="T38">Sample of flat profile </text:span></text:p>
          </draw:text-box>
        </draw:frame>
        <draw:frame presentation:style-name="pr18" draw:layer="layout" svg:width="22.838cm" svg:height="13.959cm" svg:x="1.27cm" svg:y="3.387cm" presentation:class="outline">
          <draw:text-box>
            <text:list text:style-name="L5">
              <text:list-header>
                <text:p>Flat profile:</text:p>
                <text:p/>
                <text:p>Each sample counts as 0.01 seconds.</text:p>
                <text:p><text:s text:c="2"/>% <text:s text:c="2"/>cumulative <text:s text:c="2"/>self <text:s text:c="13"/>self <text:s text:c="4"/>total <text:s text:c="10"/></text:p>
                <text:p><text:s/>time <text:s text:c="2"/>seconds <text:s text:c="2"/>seconds <text:s text:c="3"/>calls <text:s text:c="2"/>s/call <text:s text:c="2"/>s/call <text:s/>name <text:s text:c="3"/></text:p>
                <text:p><text:s/>33.88 <text:s text:c="5"/>8.02 <text:s text:c="4"/>8.02 <text:s text:c="7"/>1 <text:s text:c="4"/>8.02 <text:s text:c="3"/>15.82 <text:s/>func1</text:p>
                <text:p><text:s/>33.04 <text:s text:c="4"/>15.84 <text:s text:c="4"/>7.82 <text:s text:c="7"/>1 <text:s text:c="4"/>7.82 <text:s text:c="4"/>7.82 <text:s/>func2</text:p>
                <text:p><text:s/>32.95 <text:s text:c="4"/>23.64 <text:s text:c="4"/>7.80 <text:s text:c="7"/>1 <text:s text:c="4"/>7.80 <text:s text:c="4"/>7.80 <text:s/>new_func1</text:p>
                <text:p><text:s text:c="2"/>0.13 <text:s text:c="4"/>23.67 <text:s text:c="4"/>0.03 <text:s text:c="28"/>main</text:p>
                <text:p><text:s text:c="2"/>0.00 <text:s text:c="4"/>23.67 <text:s text:c="4"/>0.00 <text:s text:c="7"/>1 <text:s text:c="4"/>0.00 <text:s text:c="4"/>0.00 <text:s/>test</text:p>
              </text:list-header>
            </text:list>
          </draw:text-box>
        </draw:frame>
        <presentation:notes draw:style-name="dp3">
          <draw:page-thumbnail draw:style-name="gr3" draw:layer="layout" svg:width="12.678cm" svg:height="9.504cm" svg:x="3.175cm" svg:y="1.904cm" draw:page-number="12" presentation:class="page"/>
          <draw:frame presentation:style-name="pr12" draw:layer="layout" svg:width="15.218cm" svg:height="11.41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5" draw:text-style-name="P8" draw:layer="layout" svg:width="22.86cm" svg:height="1.655cm" svg:x="1.27cm" svg:y="0.635cm" presentation:class="title" presentation:user-transformed="true">
          <draw:text-box>
            <text:p text:style-name="P5"><text:span text:style-name="T7">Call Graph</text:span></text:p>
          </draw:text-box>
        </draw:frame>
        <draw:frame presentation:style-name="pr19" draw:text-style-name="P12" draw:layer="layout" svg:width="22.86cm" svg:height="14.826cm" svg:x="1.27cm" svg:y="2.54cm" presentation:class="outline" presentation:user-transformed="true">
          <draw:text-box>
            <text:list text:style-name="L6">
              <text:list-item>
                <text:p text:style-name="P11"><text:span text:style-name="T8"><text:s text:c="2"/></text:span><text:span text:style-name="T8">Which function called it, and how much time was <text:s text:c="13"/>consumed? <text:s text:c="2"/></text:span></text:p>
                <text:p text:style-name="P11"><text:span text:style-name="T8"/></text:p>
              </text:list-item>
              <text:list-item>
                <text:p text:style-name="P11"><text:span text:style-name="T8"><text:s text:c="2"/></text:span><text:span text:style-name="T8">Which functions it calls, how many times, and for how <text:s text:c="5"/>long?</text:span></text:p>
                <text:p text:style-name="P11"><text:span text:style-name="T8"/></text:p>
              </text:list-item>
              <text:list-item>
                <text:p text:style-name="P11"><text:span text:style-name="T8"><text:s text:c="2"/></text:span><text:span text:style-name="T8">The entries are sorted by time spent in the function <text:s text:c="9"/>and its subroutines.</text:span></text:p>
                <text:p text:style-name="P11"><text:span text:style-name="T8"/></text:p>
              </text:list-item>
              <text:list-item>
                <text:p text:style-name="P11"><text:span text:style-name="T8"><text:s text:c="2"/></text:span><text:span text:style-name="T8">helps in identifying the functions which <text:s/>used much <text:s text:c="10"/>time even though they are doing minimal <text:s/>job.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3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8" draw:layer="layout" svg:width="22.86cm" svg:height="2.929cm" svg:x="1.107cm" svg:y="0cm" presentation:class="title" presentation:user-transformed="true">
          <draw:text-box>
            <text:p text:style-name="P5"><text:span text:style-name="T7">Fields in Call graph</text:span></text:p>
          </draw:text-box>
        </draw:frame>
        <draw:frame presentation:style-name="pr20" draw:text-style-name="P2" draw:layer="layout" svg:width="22.86cm" svg:height="13.979cm" svg:x="0.635cm" svg:y="3.166cm" presentation:class="outline" presentation:user-transformed="true">
          <draw:text-box>
            <text:list text:style-name="L6">
              <text:list-item>
                <text:p text:style-name="P11"><text:span text:style-name="T8"><text:s text:c="4"/></text:span><text:span text:style-name="T10">Index</text:span><text:span text:style-name="T8"> (The unique <text:s/>number):</text:span></text:p>
                <text:p text:style-name="P11"><text:span text:style-name="T8"><text:s text:c="4"/></text:span><text:span text:style-name="T8">it is easier to look up where the function in the table.</text:span></text:p>
              </text:list-item>
              <text:list-item>
                <text:p text:style-name="P11"><text:span text:style-name="T8"><text:s text:c="4"/></text:span><text:span text:style-name="T10">% time : </text:span></text:p>
                <text:p text:style-name="P11"><text:span text:style-name="T10"><text:s text:c="3"/></text:span><text:span text:style-name="T8"><text:s/></text:span><text:span text:style-name="T8">percentage of the total time that was spent in this <text:s text:c="11"/>function and its children</text:span></text:p>
              </text:list-item>
              <text:list-item>
                <text:p text:style-name="P11"><text:span text:style-name="T8"><text:s text:c="4"/></text:span><text:span text:style-name="T10">Self :</text:span></text:p>
                <text:p text:style-name="P11"><text:span text:style-name="T8"><text:s text:c="4"/></text:span><text:span text:style-name="T8">total amount of time spent in this function.</text:span></text:p>
              </text:list-item>
              <text:list-item>
                <text:p text:style-name="P11"><text:span text:style-name="T10"><text:s text:c="4"/></text:span><text:span text:style-name="T10">Children</text:span><text:span text:style-name="T10"><text:tab/></text:span><text:span text:style-name="T10">: </text:span></text:p>
                <text:p text:style-name="P11"><text:span text:style-name="T8"><text:s text:c="4"/></text:span><text:span text:style-name="T8">total amount of time propagated into this function by <text:s text:c="6"/>its children.</text:span></text:p>
              </text:list-item>
              <text:list-item>
                <text:p text:style-name="P11"><text:span text:style-name="T8"><text:s text:c="4"/></text:span><text:span text:style-name="T10">Called</text:span><text:span text:style-name="T8"><text:tab/></text:span><text:span text:style-name="T8"> : This is the number of times the function was </text:span><text:span text:style-name="T8"><text:tab/></text:span><text:span text:style-name="T8"><text:tab/></text:span><text:span text:style-name="T8">called.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4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0" draw:text-style-name="P19" draw:layer="layout" svg:width="22.838cm" svg:height="3.169cm" svg:x="1.292cm" svg:y="0cm" presentation:class="title" presentation:user-transformed="true">
          <draw:text-box>
            <text:p><text:span text:style-name="T39">Sample of call graph</text:span></text:p>
          </draw:text-box>
        </draw:frame>
        <draw:frame presentation:style-name="pr21" draw:layer="layout" svg:width="22.838cm" svg:height="15.254cm" svg:x="1.27cm" svg:y="2.54cm" presentation:class="outline" presentation:user-transformed="true">
          <draw:text-box>
            <text:list text:style-name="L5">
              <text:list-header>
                <text:p>index % time <text:s text:c="3"/>self <text:s/>children <text:s text:c="3"/>called <text:s text:c="4"/>name</text:p>
                <text:p><text:s text:c="49"/>&lt;spontaneous&gt;</text:p>
                <text:p>[1] <text:s text:c="3"/>100.0 <text:s text:c="3"/>0.03 <text:s text:c="2"/>23.64 <text:s text:c="16"/>main [1]</text:p>
                <text:p><text:s text:c="16"/>8.02 <text:s text:c="3"/>7.80 <text:s text:c="6"/>1/1 <text:s text:c="10"/>func1 [2]</text:p>
                <text:p><text:s text:c="16"/>7.82 <text:s text:c="3"/>0.00 <text:s text:c="6"/>1/1 <text:s text:c="10"/>func2 [3]</text:p>
                <text:p><text:s text:c="16"/>0.00 <text:s text:c="3"/>0.00 <text:s text:c="6"/>1/1 <text:s text:c="10"/>test [5]</text:p>
                <text:p>-----------------------------------------------</text:p>
                <text:p><text:s text:c="16"/>8.02 <text:s text:c="3"/>7.80 <text:s text:c="6"/>1/1 <text:s text:c="10"/>main [1]</text:p>
                <text:p>[2] <text:s text:c="4"/>66.8 <text:s text:c="3"/>8.02 <text:s text:c="3"/>7.80 <text:s text:c="6"/>1 <text:s text:c="8"/>func1 [2]</text:p>
                <text:p><text:s text:c="16"/>7.80 <text:s text:c="3"/>0.00 <text:s text:c="6"/>1/1 <text:s text:c="10"/>new_func1 [4]</text:p>
                <text:p>-----------------------------------------------</text:p>
                <text:p><text:s text:c="16"/>7.82 <text:s text:c="3"/>0.00 <text:s text:c="6"/>1/1 <text:s text:c="10"/>main [1]</text:p>
                <text:p>[3] <text:s text:c="4"/>33.0 <text:s text:c="3"/>7.82 <text:s text:c="3"/>0.00 <text:s text:c="6"/>1 <text:s text:c="8"/>func2 [3]</text:p>
                <text:p>-----------------------------------------------</text:p>
              </text:list-header>
            </text:list>
          </draw:text-box>
        </draw:frame>
        <presentation:notes draw:style-name="dp3">
          <draw:page-thumbnail draw:style-name="gr3" draw:layer="layout" svg:width="12.678cm" svg:height="9.504cm" svg:x="3.175cm" svg:y="1.904cm" draw:page-number="15" presentation:class="page"/>
          <draw:frame presentation:style-name="pr12" draw:layer="layout" svg:width="15.218cm" svg:height="11.41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0" draw:layer="layout" svg:width="22.838cm" svg:height="3.169cm" svg:x="1.27cm" svg:y="0cm" presentation:class="title" presentation:user-transformed="true">
          <draw:text-box>
            <text:p>gprof options</text:p>
          </draw:text-box>
        </draw:frame>
        <draw:frame presentation:style-name="pr18" draw:text-style-name="P20" draw:layer="layout" svg:width="22.838cm" svg:height="13.959cm" svg:x="0.657cm" svg:y="3.186cm" presentation:class="outline" presentation:user-transformed="true">
          <draw:text-box>
            <text:list text:style-name="L5">
              <text:list-item>
                <text:p><text:span text:style-name="T40">Suppress verbose using -b :</text:span></text:p>
                <text:p><text:span text:style-name="T40"/></text:p>
                <text:p><text:span text:style-name="T33">gprof -b [executiable fine name] gmon.out &gt; analysis.txt</text:span></text:p>
                <text:p><text:span text:style-name="T33"/></text:p>
              </text:list-item>
              <text:list-item>
                <text:p><text:span text:style-name="T41">Print only flat profile using -p :</text:span></text:p>
                <text:p><text:span text:style-name="T28"/></text:p>
                <text:p><text:span text:style-name="T33">gprof -p -b [executiable fine name] gmon.out &gt; analysis.txt</text:span></text:p>
              </text:list-item>
              <text:list-item>
                <text:p><text:span text:style-name="T40">Print information related to specific function in flat profile :</text:span></text:p>
                <text:p><text:span text:style-name="T28"/></text:p>
                <text:p><text:span text:style-name="T33">gprof -pfunc1 -b [executiable fine name] gmon.out &gt; analysis.txt</text:span></text:p>
              </text:list-item>
            </text:list>
          </draw:text-box>
        </draw:frame>
        <presentation:notes draw:style-name="dp3">
          <draw:page-thumbnail draw:style-name="gr3" draw:layer="layout" svg:width="12.678cm" svg:height="9.504cm" svg:x="3.175cm" svg:y="1.904cm" draw:page-number="16" presentation:class="page"/>
          <draw:frame presentation:style-name="pr12" draw:layer="layout" svg:width="15.218cm" svg:height="11.41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2" draw:text-style-name="P21" draw:layer="layout" svg:width="22.856cm" svg:height="1.659cm" svg:x="1.274cm" svg:y="0.635cm" presentation:class="title" presentation:user-transformed="true">
          <draw:text-box>
            <text:p><text:span text:style-name="T34">gprof options</text:span></text:p>
          </draw:text-box>
        </draw:frame>
        <draw:frame presentation:style-name="pr23" draw:text-style-name="P2" draw:layer="layout" svg:width="22.856cm" svg:height="13.975cm" svg:x="0.9cm" svg:y="2.593cm" presentation:class="outline" presentation:user-transformed="true">
          <draw:text-box>
            <text:list text:style-name="L6">
              <text:list-item>
                <text:p text:style-name="P11"><text:span text:style-name="T8"><text:s/></text:span></text:p>
                <text:p text:style-name="P22"><text:span text:style-name="T8"/></text:p>
              </text:list-item>
            </text:list>
          </draw:text-box>
        </draw:frame>
        <draw:frame draw:style-name="gr4" draw:text-style-name="P25" draw:layer="layout" svg:width="22.225cm" svg:height="15.875cm" svg:x="1.27cm" svg:y="2.54cm">
          <draw:text-box>
            <text:p text:style-name="P23"><text:span text:style-name="T42">Suppress flat profile in output using -P :</text:span></text:p>
            <text:list text:style-name="L1">
              <text:list-header>
                <text:p><text:span text:style-name="T33">gprof -P -b [executiable fine name] gmon.out &gt; analysis.txt</text:span></text:p>
                <text:p><text:span text:style-name="T33"/></text:p>
              </text:list-header>
              <text:list-item>
                <text:p><text:span text:style-name="T41">Print only call graph information using -q :</text:span></text:p>
                <text:p><text:span text:style-name="T41"/></text:p>
                <text:p><text:span text:style-name="T43">gprof -q -b [executiable fine name] gmon.out &gt; analysis.txt</text:span></text:p>
                <text:p><text:span text:style-name="T43"/></text:p>
              </text:list-item>
              <text:list-item>
                <text:p><text:span text:style-name="T41">Print only specific function information in call graph.</text:span><text:span text:style-name="T44"> </text:span></text:p>
                <text:p><text:span text:style-name="T44"/></text:p>
                <text:p><text:span text:style-name="T43">gprof -qfunc1 -b [executiable fine name] gmon.out &gt; analysis.txt</text:span></text:p>
                <text:p><text:span text:style-name="T43"/></text:p>
              </text:list-item>
              <text:list-item>
                <text:p><text:span text:style-name="T41">Suppress call graph using -Q :</text:span></text:p>
                <text:p><text:span text:style-name="T41"/></text:p>
                <text:p><text:span text:style-name="T43">gprof -Q -b [executiable fine name] gmon.out &gt; analysis.txt</text:span></text:p>
              </text:list-item>
            </text:list>
            <text:p text:style-name="P24"><text:span text:style-name="T41"/></text:p>
          </draw:text-box>
        </draw:frame>
        <presentation:notes draw:style-name="dp3">
          <draw:page-thumbnail draw:layer="layout" svg:width="12.696cm" svg:height="9.521cm" svg:x="3.175cm" svg:y="1.905cm" draw:page-number="17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2" draw:text-style-name="P26" draw:layer="layout" svg:width="23.495cm" svg:height="1.659cm" svg:x="0.635cm" svg:y="0.635cm" presentation:class="title" presentation:user-transformed="true">
          <draw:text-box>
            <text:list text:style-name="L2">
              <text:list-header>
                <text:p><text:span text:style-name="T45">Deprecated options :</text:span></text:p>
              </text:list-header>
            </text:list>
          </draw:text-box>
        </draw:frame>
        <draw:frame presentation:style-name="pr24" draw:text-style-name="P12" draw:layer="layout" svg:width="22.856cm" svg:height="14.822cm" svg:x="1.27cm" svg:y="2.54cm" presentation:class="outline" presentation:user-transformed="true">
          <draw:text-box>
            <text:list text:style-name="L6">
              <text:list-header>
                <text:p text:style-name="P11"><text:span text:style-name="T10"><text:s/></text:span><text:span text:style-name="T10">-e &lt;function_name&gt;</text:span></text:p>
                <text:p text:style-name="P11"><text:span text:style-name="T8"><text:s/></text:span><text:span text:style-name="T8"><text:tab/></text:span></text:p>
              </text:list-header>
              <text:list-item>
                <text:p text:style-name="P11"><text:span text:style-name="T8"><text:s text:c="2"/></text:span><text:span text:style-name="T8">tells “gprof” to not print information about the <text:s/></text:span><text:span text:style-name="T8"><text:tab/></text:span><text:span text:style-name="T8"> <text:s text:c="15"/>function.</text:span></text:p>
                <text:p text:style-name="P11"><text:span text:style-name="T8"><text:s/></text:span></text:p>
                <text:p text:style-name="P11"><text:span text:style-name="T10"><text:s/></text:span><text:span text:style-name="T10">-E <text:s/>&lt;function_name&gt;</text:span></text:p>
                <text:p text:style-name="P22"><text:span text:style-name="T8"><text:s text:c="3"/></text:span></text:p>
              </text:list-item>
              <text:list-item>
                <text:p text:style-name="P22"><text:span text:style-name="T8"><text:s text:c="2"/></text:span><text:span text:style-name="T8">not be used to complete the percentage-of-time for the </text:span></text:p>
                <text:p text:style-name="P22"><text:span text:style-name="T8"><text:s text:c="2"/></text:span><text:span text:style-name="T8">call graph.</text:span></text:p>
                <text:p text:style-name="P22"><text:span text:style-name="T8"/></text:p>
                <text:p text:style-name="P22"><text:span text:style-name="T8"/></text:p>
              </text:list-item>
            </text:list>
          </draw:text-box>
        </draw:frame>
        <presentation:notes draw:style-name="dp3">
          <draw:page-thumbnail draw:layer="layout" svg:width="12.696cm" svg:height="9.521cm" svg:x="3.175cm" svg:y="1.905cm" draw:page-number="18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26" draw:layer="layout" svg:width="23.667cm" svg:height="2.929cm" svg:x="0.635cm" svg:y="0.176cm" presentation:class="title" presentation:user-transformed="true">
          <draw:text-box>
            <text:list text:style-name="L2">
              <text:list-header>
                <text:p><text:span text:style-name="T45">Deprecated options </text:span></text:p>
              </text:list-header>
            </text:list>
          </draw:text-box>
        </draw:frame>
        <draw:frame presentation:style-name="pr25" draw:text-style-name="P12" draw:layer="layout" svg:width="22.856cm" svg:height="13.764cm" svg:x="1.27cm" svg:y="2.54cm" presentation:class="outline" presentation:user-transformed="true">
          <draw:text-box>
            <text:list text:style-name="L6">
              <text:list-header>
                <text:p text:style-name="P11"><text:span text:style-name="T8"/></text:p>
                <text:p text:style-name="P22"><text:span text:style-name="T10"><text:s text:c="2"/></text:span><text:span text:style-name="T10">-f <text:s/>&lt;function_name&gt;</text:span></text:p>
              </text:list-header>
              <text:list-item>
                <text:p text:style-name="P22"><text:span text:style-name="T8"><text:s text:c="3"/></text:span><text:span text:style-name="T8">The -f function option causes "gprof" to limit the call <text:s text:c="4"/>graph to the <text:s/>function function_name and its <text:s text:c="16"/>children .</text:span></text:p>
                <text:p text:style-name="P22"><text:span text:style-name="T8"/></text:p>
                <text:p text:style-name="P22"><text:span text:style-name="T8"><text:s text:c="3"/></text:span><text:span text:style-name="T10">-F <text:s/>&lt;function_name&gt;</text:span></text:p>
              </text:list-item>
              <text:list-item>
                <text:p text:style-name="P22"><text:span text:style-name="T10"><text:s text:c="2"/></text:span><text:span text:style-name="T9"><text:s/></text:span><text:span text:style-name="T9">function and its children ( and their children ..)will be used to determine total-time and percentages-of-time for the call graph.</text:span></text:p>
              </text:list-item>
            </text:list>
            <text:p text:style-name="P22"><text:span text:style-name="T8"/></text:p>
            <text:p text:style-name="P22"><text:span text:style-name="T8"/></text:p>
          </draw:text-box>
        </draw:frame>
        <presentation:notes draw:style-name="dp3">
          <draw:page-thumbnail draw:layer="layout" svg:width="12.696cm" svg:height="9.521cm" svg:x="3.175cm" svg:y="1.905cm" draw:page-number="19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27" draw:layer="layout" svg:width="22.86cm" svg:height="1.355cm" svg:x="1.27cm" svg:y="0.719cm" presentation:class="title" presentation:user-transformed="true">
          <draw:text-box>
            <text:p text:style-name="P5"><text:span text:style-name="T46">Benefits </text:span></text:p>
          </draw:text-box>
        </draw:frame>
        <draw:frame presentation:style-name="pr26" draw:text-style-name="P2" draw:layer="layout" svg:width="22.86cm" svg:height="14.476cm" svg:x="32.513cm" svg:y="31.861cm" presentation:class="outline" presentation:user-transformed="true">
          <draw:text-box>
            <text:p text:style-name="P9"><text:span text:style-name="T8"><text:s text:c="2"/></text:span></text:p>
            <text:p text:style-name="P9"><text:span text:style-name="T8"><text:s/></text:span><text:span text:style-name="T8">Profiling is a form of program analysis that measures,</text:span></text:p>
            <text:p text:style-name="P9"><text:span text:style-name="T8"><text:s/></text:span><text:span text:style-name="T8">the space (memory) or time complexity of</text:span></text:p>
            <text:p text:style-name="P9"><text:span text:style-name="T8"><text:s/></text:span><text:span text:style-name="T8">a program</text:span></text:p>
            <text:p text:style-name="P9"><text:span text:style-name="T8"/></text:p>
            <text:p text:style-name="P9"><text:span text:style-name="T8"><text:s/></text:span><text:span text:style-name="T8">Profiling helps in finding</text:span></text:p>
            <text:p text:style-name="P9"><text:span text:style-name="T8"/></text:p>
            <text:p text:style-name="P9"><text:span text:style-name="T8"><text:s text:c="2"/></text:span><text:span text:style-name="T8">1.Where program spent it's time</text:span></text:p>
            <text:p text:style-name="P9"><text:span text:style-name="T8"/></text:p>
            <text:p text:style-name="P9"><text:span text:style-name="T8"><text:s text:c="2"/></text:span><text:span text:style-name="T8">2.Which function called which other function</text:span></text:p>
            <text:p text:style-name="P9"><text:span text:style-name="T8"/></text:p>
            <text:p text:style-name="P9"><text:span text:style-name="T8"/></text:p>
            <text:p text:style-name="P9"><text:span text:style-name="T8"><text:s/></text:span></text:p>
          </draw:text-box>
        </draw:frame>
        <draw:frame presentation:style-name="pr27" draw:text-style-name="P12" draw:layer="layout" svg:width="22.86cm" svg:height="12.7cm" svg:x="1.27cm" svg:y="2.54cm" presentation:class="outline" presentation:user-transformed="true">
          <draw:text-box>
            <text:list text:style-name="L6">
              <text:list-header>
                <text:p text:style-name="P11"><text:span text:style-name="T8"/></text:p>
              </text:list-header>
              <text:list-item>
                <text:p text:style-name="P11"><text:span text:style-name="T8"><text:s text:c="3"/></text:span><text:span text:style-name="T8">Analyse the runtime behaviour of the program.</text:span></text:p>
                <text:p text:style-name="P11"><text:span text:style-name="T8"/></text:p>
              </text:list-item>
              <text:list-item>
                <text:p text:style-name="P11"><text:span text:style-name="T8"><text:s text:c="3"/></text:span><text:span text:style-name="T8">program execution faster .</text:span></text:p>
                <text:p text:style-name="P11"><text:span text:style-name="T8"/></text:p>
              </text:list-item>
              <text:list-item>
                <text:p text:style-name="P11"><text:span text:style-name="T8"><text:s text:c="3"/></text:span><text:span text:style-name="T8">Bugs can be spotted and sorted out.</text:span></text:p>
                <text:p text:style-name="P11"><text:span text:style-name="T8"/></text:p>
              </text:list-item>
              <text:list-item>
                <text:p text:style-name="P11"><text:span text:style-name="T8"><text:s text:c="2"/></text:span><text:span text:style-name="T8">function's are being called <text:s/>more or less often than you <text:s text:c="3"/>expected.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20"/>
          <draw:frame presentation:style-name="pr4" draw:text-style-name="P15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8" draw:text-style-name="P6" draw:layer="layout" svg:width="22.856cm" svg:height="1.906cm" svg:x="1.27cm" svg:y="0.634cm" presentation:class="title" presentation:user-transformed="true">
          <draw:text-box>
            <text:p text:style-name="P5"><text:span text:style-name="T47">Limitations and accuracy</text:span></text:p>
          </draw:text-box>
        </draw:frame>
        <draw:frame presentation:style-name="pr29" draw:text-style-name="P12" draw:layer="layout" svg:width="22.856cm" svg:height="14.822cm" svg:x="1.27cm" svg:y="2.54cm" presentation:class="outline" presentation:user-transformed="true">
          <draw:text-box>
            <text:list text:style-name="L6">
              <text:list-header>
                <text:p text:style-name="P11"><text:span text:style-name="T8"/></text:p>
              </text:list-header>
              <text:list-item>
                <text:p text:style-name="P11"><text:span text:style-name="T8"><text:s text:c="3"/></text:span><text:span text:style-name="T8">Gprof cannot measure time spent in kernel mode <text:s text:c="12"/>(syscalls, waiting for CPU or I/O waiting).</text:span></text:p>
                <text:p text:style-name="P11"><text:span text:style-name="T8"/></text:p>
              </text:list-item>
              <text:list-item>
                <text:p text:style-name="P11"><text:span text:style-name="T8"><text:s text:c="3"/></text:span><text:span text:style-name="T8">Recursion and non-trivial cycles are not <text:s text:c="28"/>resolvable (context-insensitive call graph).</text:span></text:p>
                <text:p text:style-name="P11"><text:span text:style-name="T8"/></text:p>
              </text:list-item>
              <text:list-item>
                <text:p text:style-name="P11"><text:span text:style-name="T8"><text:s text:c="3"/></text:span><text:span text:style-name="T8">Cannot profile already running program.</text:span></text:p>
                <text:p text:style-name="P11"><text:span text:style-name="T8"/></text:p>
              </text:list-item>
              <text:list-item>
                <text:p text:style-name="P11"><text:span text:style-name="T8"><text:s text:c="3"/></text:span><text:span text:style-name="T8">Statistical approximation in sampling.</text:span></text:p>
              </text:list-item>
            </text:list>
          </draw:text-box>
        </draw:frame>
        <draw:frame draw:style-name="gr5" draw:layer="layout" svg:width="0.502cm" svg:height="1.267cm" svg:x="19.685cm" svg:y="15.24cm">
          <draw:text-box>
            <text:p/>
          </draw:text-box>
        </draw:frame>
        <presentation:notes draw:style-name="dp3">
          <draw:page-thumbnail draw:layer="layout" svg:width="12.696cm" svg:height="9.521cm" svg:x="3.175cm" svg:y="1.905cm" draw:page-number="21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27" draw:layer="layout" svg:width="22.856cm" svg:height="2.929cm" svg:x="1.389cm" svg:y="0.119cm" presentation:class="title" presentation:user-transformed="true">
          <draw:text-box>
            <text:p text:style-name="P5"><text:span text:style-name="T46">Conclusion</text:span></text:p>
          </draw:text-box>
        </draw:frame>
        <draw:frame presentation:style-name="pr30" draw:text-style-name="P12" draw:layer="layout" svg:width="22.856cm" svg:height="14.822cm" svg:x="1.27cm" svg:y="2.54cm" presentation:class="outline" presentation:user-transformed="true">
          <draw:text-box>
            <text:list text:style-name="L9">
              <text:list-header>
                <text:p text:style-name="P11"><text:span text:style-name="T8"/></text:p>
              </text:list-header>
              <text:list-item>
                <text:p text:style-name="P11"><text:span text:style-name="T8">gprof is fast , requires a special compilation.</text:span></text:p>
                <text:p text:style-name="P11"><text:span text:style-name="T8"/></text:p>
              </text:list-item>
              <text:list-item>
                <text:p text:style-name="P11"><text:span text:style-name="T8"><text:s/></text:span><text:span text:style-name="T8">gives you "self time", precise call counts, and "children time" information.</text:span></text:p>
                <text:p text:style-name="P11"><text:span text:style-name="T8"/></text:p>
              </text:list-item>
              <text:list-item>
                <text:p text:style-name="P11"><text:span text:style-name="T8">In big program, rewrite the parts which are consuming time </text:span></text:p>
                <text:p text:style-name="P11"><text:span text:style-name="T8">and can increase the performance of our code.</text:span></text:p>
              </text:list-item>
            </text:list>
          </draw:text-box>
        </draw:frame>
        <presentation:notes draw:style-name="dp3">
          <draw:page-thumbnail draw:layer="layout" svg:width="12.696cm" svg:height="9.521cm" svg:x="3.175cm" svg:y="1.905cm" draw:page-number="22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27" draw:layer="layout" svg:width="22.856cm" svg:height="2.929cm" svg:x="1.327cm" svg:y="-0.057cm" presentation:class="title" presentation:user-transformed="true">
          <draw:text-box>
            <text:p text:style-name="P5"><text:span text:style-name="T46">References</text:span></text:p>
          </draw:text-box>
        </draw:frame>
        <draw:frame presentation:style-name="pr31" draw:text-style-name="P2" draw:layer="layout" svg:width="22.856cm" svg:height="13.975cm" svg:x="1.27cm" svg:y="3.387cm" presentation:class="outline" presentation:user-transformed="true">
          <draw:text-box>
            <text:p text:style-name="P28"><text:span text:style-name="T11"><text:s text:c="2"/></text:span></text:p>
            <text:p text:style-name="P28"><text:span text:style-name="T11"><text:s text:c="5"/></text:span><text:span text:style-name="T11">[1]. </text:span><text:span text:style-name="T11"><text:a xlink:href="http://en.wikipedia.org/wiki/Gprof">http://en.wikipedia.org/wiki/Gprof</text:a></text:span></text:p>
            <text:p text:style-name="P28"><text:span text:style-name="T11"/></text:p>
            <text:p text:style-name="P28"><text:span text:style-name="T11"><text:s text:c="5"/></text:span><text:span text:style-name="T11">[2]. Man page of gprof</text:span></text:p>
            <text:p text:style-name="P28"><text:span text:style-name="T11"><text:s/></text:span></text:p>
            <text:p text:style-name="P28"><text:span text:style-name="T11"><text:s text:c="5"/></text:span><text:span text:style-name="T11">[3]. </text:span><text:span text:style-name="T11"><text:a xlink:href="http://www.thegeekstuff.com/2012/08/gprof-tutorial/">http://www.thegeekstuff.com/2012/08/gprof-tutorial/</text:a></text:span></text:p>
            <text:p text:style-name="P28"><text:span text:style-name="T11"/></text:p>
            <text:p text:style-name="P28"><text:span text:style-name="T11"><text:s text:c="5"/></text:span><text:span text:style-name="T11">[4]. The Definitive Guide of GCC by William von Hagen</text:span></text:p>
            <text:p text:style-name="P28"><text:span text:style-name="T11"/></text:p>
          </draw:text-box>
        </draw:frame>
        <presentation:notes draw:style-name="dp3">
          <draw:page-thumbnail draw:layer="layout" svg:width="12.696cm" svg:height="9.521cm" svg:x="3.175cm" svg:y="1.905cm" draw:page-number="23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2" draw:layer="layout" svg:width="22.86cm" svg:height="3.437cm" svg:x="1.27cm" svg:y="1.374cm" presentation:class="title" presentation:placeholder="true" presentation:user-transformed="true">
          <draw:text-box/>
        </draw:frame>
        <draw:frame presentation:style-name="pr33" draw:layer="layout" svg:width="22.86cm" svg:height="15.533cm" svg:x="1.27cm" svg:y="3.386cm" presentation:class="outline" presentation:placeholder="true" presentation:user-transformed="true">
          <draw:text-box/>
        </draw:frame>
        <draw:custom-shape draw:style-name="gr6" draw:text-style-name="P30" draw:layer="layout" svg:width="8.11cm" svg:height="2.853cm" svg:x="7.408cm" svg:y="8.789cm">
          <text:list text:style-name="L10">
            <text:list-header>
              <text:p text:style-name="P29"><text:span text:style-name="T48">Thank You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3">
          <draw:page-thumbnail draw:layer="layout" svg:width="12.7cm" svg:height="9.525cm" svg:x="3.175cm" svg:y="1.905cm" draw:page-number="24"/>
          <draw:frame presentation:style-name="pr4" draw:layer="layout" svg:width="15.218cm" svg:height="11.6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58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6fa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006fa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79cm" svg:stroke-color="#f8971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b2b2b2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8971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2.548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03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 style:punctuation-wrap="hanging" style:line-break="strict" style:writing-mode="lr-tb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indent="0cm" style:line-break="strict" style:writing-mode="lr-tb"/>
    </style:style>
    <style:style style:name="MP10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line-break="strict" style:writing-mode="lr-tb"/>
    </style:style>
    <style:style style:name="MP12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Calibri" style:font-family-generic="swiss" style:font-pitch="variable" fo:language="en" fo:country="US" fo:font-weight="bold" style:font-weight-asian="bold" style:font-weight-complex="bold"/>
    </style:style>
    <style:style style:name="MT3" style:family="text">
      <style:text-properties fo:language="en" fo:country="US"/>
    </style:style>
    <style:style style:name="MT4" style:family="text">
      <style:text-properties fo:font-family="'DejaVu Serif'" style:font-family-generic="roman" style:font-pitch="variable" fo:font-size="12pt" fo:language="en" fo:country="US" style:font-size-asian="12pt" style:font-size-complex="12pt"/>
    </style:style>
    <style:style style:name="MT5" style:family="text">
      <style:text-properties fo:font-family="'DejaVu Serif'" style:font-family-generic="roman" style:font-pitch="variable" fo:font-size="14pt" fo:language="en" fo:country="US" fo:font-weight="bold" style:font-size-asian="14pt" style:font-weight-asian="bold" style:font-size-complex="14pt" style:font-weight-complex="bold"/>
    </style:style>
    <style:style style:name="MT6" style:family="text">
      <style:text-properties fo:color="#ffffff" fo:font-family="Calibri" style:font-family-generic="swiss" style:font-pitch="variable" fo:language="en" fo:country="US" fo:font-weight="bold" style:font-family-asian="'Lucida Sans Unicode'" style:font-family-generic-asian="swiss" style:font-pitch-asian="variable" style:font-weight-asian="bold" style:font-family-complex="'Lucida Sans Unicode'" style:font-family-generic-complex="swiss" style:font-pitch-complex="variable" style:font-weight-complex="bold"/>
    </style:style>
    <style:style style:name="MT7" style:family="text">
      <style:text-properties fo:color="#006faf" fo:font-family="Calibri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DejaVu Serif'" style:font-family-generic="roman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2.838cm" svg:height="11.308cm" svg:x="1.27cm" svg:y="3.387cm" presentation:class="outline" presentation:placeholder="true">
        <draw:text-box/>
      </draw:frame>
      <draw:custom-shape draw:style-name="Mgr3" draw:text-style-name="MP3" draw:layer="backgroundobjects" svg:width="23.072cm" svg:height="1.693cm" svg:x="1.058cm" svg:y="0.635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9.05cm" svg:height="0.847cm" draw:transform="rotate (-1.5707963267949) translate (25.421cm 0cm)">
        <text:p text:style-name="MP4"><text:span text:style-name="MT2">Embedded <text:s text:c="4"/>Wireless <text:s text:c="4"/>Telecom</text:span></text:p>
        <draw:enhanced-geometry svg:viewBox="0 0 21600 21600" draw:type="rectangle" draw:enhanced-path="M 0 0 L 21600 0 21600 21600 0 21600 0 0 Z N"/>
      </draw:custom-shape>
      <draw:line draw:style-name="Mgr5" draw:text-style-name="MP5" draw:layer="backgroundobjects" svg:x1="24.465cm" svg:y1="0cm" svg:x2="24.47cm" svg:y2="19.05cm">
        <text:p/>
      </draw:line>
      <draw:frame presentation:style-name="Mpr1" draw:text-style-name="MP7" draw:layer="backgroundobjects" svg:width="8.022cm" svg:height="2.547cm" svg:x="16.298cm" svg:y="17.78cm" presentation:class="footer">
        <draw:text-box>
          <text:p text:style-name="MP6"><text:span text:style-name="MT3"><presentation:footer/></text:span><text:span text:style-name="MT3">www.globaledgesoft.com</text:span></text:p>
        </draw:text-box>
      </draw:frame>
      <draw:frame draw:style-name="Mgr6" draw:text-style-name="MP5" draw:layer="backgroundobjects" svg:width="2.54cm" svg:height="1.535cm" svg:x="0.578cm" svg:y="17.515cm">
        <draw:image xlink:href="Pictures/1000020100000479000002B46D9D27FE.png" xlink:type="simple" xlink:show="embed" xlink:actuate="onLoad">
          <text:p/>
        </draw:image>
      </draw:frame>
      <draw:custom-shape draw:style-name="Mgr7" draw:text-style-name="MP3" draw:layer="backgroundobjects" svg:width="0.212cm" svg:height="0.212cm" svg:x="24.818cm" svg:y="11.2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3" draw:layer="backgroundobjects" svg:width="0.212cm" svg:height="0.212cm" svg:x="24.818cm" svg:y="8.2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efault-title" draw:layer="backgroundobjects" svg:width="22.838cm" svg:height="3.159cm" svg:x="1.27cm" svg:y="0.758cm" presentation:class="title" presentation:placeholder="true">
        <draw:text-box/>
      </draw:frame>
      <presentation:notes style:page-layout-name="PM0">
        <draw:rect draw:style-name="Mgr8" draw:text-style-name="MP8" draw:layer="backgroundobjects" svg:width="19.05cm" svg:height="25.4cm" svg:x="0cm" svg:y="0cm">
          <text:p/>
        </draw:rect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10" draw:layer="backgroundobjects" svg:width="8.233cm" svg:height="1.249cm" svg:x="-0.001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3" draw:text-style-name="MP12" draw:layer="backgroundobjects" svg:width="8.233cm" svg:height="1.249cm" svg:x="10.79cm" svg:y="0cm" presentation:class="date-time">
          <draw:text-box>
            <text:p text:style-name="MP11"><text:span text:style-name="MT4"><presentation:date-time/></text:span></text:p>
          </draw:text-box>
        </draw:frame>
        <draw:page-thumbnail presentation:style-name="Default-title" draw:layer="backgroundobjects" svg:width="12.678cm" svg:height="9.504cm" svg:x="3.175cm" svg:y="1.904cm" presentation:class="page"/>
        <draw:frame presentation:style-name="Default-notes" draw:layer="backgroundobjects" svg:width="15.218cm" svg:height="11.409cm" svg:x="1.905cm" svg:y="12.065cm" presentation:class="notes" presentation:placeholder="true">
          <draw:text-box/>
        </draw:frame>
        <draw:frame presentation:style-name="Mpr4" draw:text-style-name="MP10" draw:layer="backgroundobjects" svg:width="8.233cm" svg:height="1.249cm" svg:x="-0.001cm" svg:y="24.125cm" presentation:class="footer">
          <draw:text-box>
            <text:p text:style-name="MP9"><text:span text:style-name="MT4"><presentation:footer/></text:span></text:p>
          </draw:text-box>
        </draw:frame>
        <draw:frame presentation:style-name="Mpr5" draw:text-style-name="MP12" draw:layer="backgroundobjects" svg:width="8.233cm" svg:height="1.249cm" svg:x="10.79cm" svg:y="24.125cm" presentation:class="page-number">
          <draw:text-box>
            <text:p text:style-name="MP11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Mpr6" draw:text-style-name="MP10" draw:layer="backgroundobjects" svg:width="5.904cm" svg:height="1.302cm" svg:x="-0.273cm" svg:y="17.964cm" presentation:class="date-time">
        <draw:text-box>
          <text:p text:style-name="MP9"><text:span text:style-name="MT5"><presentation:date-time/></text:span></text:p>
        </draw:text-box>
      </draw:frame>
      <draw:custom-shape draw:style-name="Mgr3" draw:text-style-name="MP3" draw:layer="backgroundobjects" svg:width="25.4cm" svg:height="9.525cm" svg:x="0cm" svg:y="9.525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6.562cm" svg:height="0.635cm" svg:x="0cm" svg:y="8.811cm">
        <text:p/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5.927cm" svg:height="0.635cm" svg:x="6.707cm" svg:y="8.811cm">
        <text:p/>
        <draw:enhanced-geometry svg:viewBox="0 0 21600 21600" draw:type="rectangle" draw:enhanced-path="M 0 0 L 21600 0 21600 21600 0 21600 0 0 Z N"/>
      </draw:custom-shape>
      <draw:custom-shape draw:style-name="Mgr10" draw:text-style-name="MP3" draw:layer="backgroundobjects" svg:width="5.927cm" svg:height="0.635cm" svg:x="12.788cm" svg:y="8.811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6.562cm" svg:height="0.635cm" svg:x="18.838cm" svg:y="8.811cm">
        <text:p/>
        <draw:enhanced-geometry svg:viewBox="0 0 21600 21600" draw:type="rectangle" draw:enhanced-path="M 0 0 L 21600 0 21600 21600 0 21600 0 0 Z N"/>
      </draw:custom-shape>
      <draw:frame draw:style-name="Mgr6" draw:text-style-name="MP5" draw:layer="backgroundobjects" svg:width="10.371cm" svg:height="6.271cm" svg:x="7.488cm" svg:y="1.958cm">
        <draw:image xlink:href="Pictures/1000020100000479000002B46D9D27FE.png" xlink:type="simple" xlink:show="embed" xlink:actuate="onLoad">
          <text:p/>
        </draw:image>
      </draw:frame>
      <draw:custom-shape draw:style-name="Mgr4" draw:text-style-name="MP3" draw:layer="backgroundobjects" svg:width="25.4cm" svg:height="0.847cm" svg:x="0cm" svg:y="18.203cm">
        <text:p text:style-name="MP4"><text:span text:style-name="MT6">Embedded <text:s text:c="7"/>Wireless <text:s text:c="6"/>Telecom</text:span></text:p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0.212cm" svg:height="0.212cm" svg:x="11.218cm" svg:y="18.59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3" draw:layer="backgroundobjects" svg:width="0.212cm" svg:height="0.211cm" svg:x="14.605cm" svg:y="18.6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1-title" draw:layer="backgroundobjects" svg:width="21.568cm" svg:height="4.062cm" svg:x="1.905cm" svg:y="5.917cm" presentation:class="title" presentation:placeholder="true">
        <draw:text-box/>
      </draw:frame>
      <draw:frame presentation:style-name="Title1-outline1" draw:layer="backgroundobjects" svg:width="22.838cm" svg:height="11.048cm" svg:x="1.27cm" svg:y="4.458cm" presentation:class="outline" presentation:placeholder="true">
        <draw:text-box/>
      </draw:frame>
      <presentation:notes style:page-layout-name="PM0">
        <draw:rect draw:style-name="Mgr8" draw:text-style-name="MP8" draw:layer="backgroundobjects" svg:width="19.05cm" svg:height="25.4cm" svg:x="0cm" svg:y="0cm">
          <text:p/>
        </draw:rect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33cm" svg:height="1.249cm" svg:x="-0.001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8" draw:text-style-name="MP12" draw:layer="backgroundobjects" svg:width="8.233cm" svg:height="1.249cm" svg:x="10.79cm" svg:y="0cm" presentation:class="date-time">
          <draw:text-box>
            <text:p text:style-name="MP11"><text:span text:style-name="MT4"><presentation:date-time/></text:span></text:p>
          </draw:text-box>
        </draw:frame>
        <draw:page-thumbnail presentation:style-name="Title1-title" draw:layer="backgroundobjects" svg:width="12.678cm" svg:height="9.504cm" svg:x="3.175cm" svg:y="1.904cm" presentation:class="page"/>
        <draw:frame presentation:style-name="Title1-notes" draw:layer="backgroundobjects" svg:width="15.218cm" svg:height="11.409cm" svg:x="1.905cm" svg:y="12.065cm" presentation:class="notes" presentation:placeholder="true">
          <draw:text-box/>
        </draw:frame>
        <draw:frame presentation:style-name="Mpr9" draw:text-style-name="MP10" draw:layer="backgroundobjects" svg:width="8.233cm" svg:height="1.249cm" svg:x="-0.001cm" svg:y="24.125cm" presentation:class="footer">
          <draw:text-box>
            <text:p text:style-name="MP9"><text:span text:style-name="MT4"><presentation:footer/></text:span></text:p>
          </draw:text-box>
        </draw:frame>
        <draw:frame presentation:style-name="Mpr10" draw:text-style-name="MP12" draw:layer="backgroundobjects" svg:width="8.233cm" svg:height="1.249cm" svg:x="10.79cm" svg:y="24.125cm" presentation:class="page-number">
          <draw:text-box>
            <text:p text:style-name="MP11"><text:span text:style-name="MT4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custom-shape draw:style-name="Mgr3" draw:text-style-name="MP3" draw:layer="backgroundobjects" svg:width="25.4cm" svg:height="6.985cm" svg:x="0cm" svg:y="6.35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6.562cm" svg:height="0.423cm" svg:x="0cm" svg:y="5.874cm">
        <text:p/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5.926cm" svg:height="0.423cm" svg:x="6.681cm" svg:y="5.874cm">
        <text:p/>
        <draw:enhanced-geometry svg:viewBox="0 0 21600 21600" draw:type="rectangle" draw:enhanced-path="M 0 0 L 21600 0 21600 21600 0 21600 0 0 Z N"/>
      </draw:custom-shape>
      <draw:custom-shape draw:style-name="Mgr10" draw:text-style-name="MP3" draw:layer="backgroundobjects" svg:width="5.926cm" svg:height="0.423cm" svg:x="12.762cm" svg:y="5.874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6.562cm" svg:height="0.423cm" svg:x="18.838cm" svg:y="5.874cm">
        <text:p/>
        <draw:enhanced-geometry svg:viewBox="0 0 21600 21600" draw:type="rectangle" draw:enhanced-path="M 0 0 L 21600 0 21600 21600 0 21600 0 0 Z N"/>
      </draw:custom-shape>
      <draw:custom-shape draw:style-name="Mgr11" draw:text-style-name="MP3" draw:layer="backgroundobjects" svg:width="8.044cm" svg:height="0.9cm" svg:x="16.298cm" svg:y="17.78cm">
        <text:p text:style-name="MP4"><text:span text:style-name="MT7"><presentation:footer/></text:span><text:span text:style-name="MT7">www.globaledgesoft.com</text:span></text:p>
        <draw:enhanced-geometry svg:viewBox="0 0 21600 21600" draw:type="rectangle" draw:enhanced-path="M 0 0 L 21600 0 21600 21600 0 21600 0 0 Z N"/>
      </draw:custom-shape>
      <draw:frame draw:style-name="Mgr6" draw:text-style-name="MP5" draw:layer="backgroundobjects" svg:width="2.54cm" svg:height="1.535cm" svg:x="0.578cm" svg:y="17.515cm">
        <draw:image xlink:href="Pictures/1000020100000479000002B46D9D27FE.png" xlink:type="simple" xlink:show="embed" xlink:actuate="onLoad">
          <text:p/>
        </draw:image>
      </draw:frame>
      <presentation:notes style:page-layout-name="PM0">
        <draw:rect draw:style-name="Mgr8" draw:text-style-name="MP8" draw:layer="backgroundobjects" svg:width="19.05cm" svg:height="25.4cm" svg:x="0cm" svg:y="0cm">
          <text:p/>
        </draw:rect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10" draw:layer="backgroundobjects" svg:width="8.233cm" svg:height="1.249cm" svg:x="-0.001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12" draw:text-style-name="MP12" draw:layer="backgroundobjects" svg:width="8.233cm" svg:height="1.249cm" svg:x="10.79cm" svg:y="0cm" presentation:class="date-time">
          <draw:text-box>
            <text:p text:style-name="MP11"><text:span text:style-name="MT4"><presentation:date-time/></text:span></text:p>
          </draw:text-box>
        </draw:frame>
        <draw:page-thumbnail presentation:style-name="Title2-title" draw:layer="backgroundobjects" svg:width="12.678cm" svg:height="9.504cm" svg:x="3.175cm" svg:y="1.904cm" presentation:class="page"/>
        <draw:frame presentation:style-name="Title2-notes" draw:layer="backgroundobjects" svg:width="15.218cm" svg:height="11.409cm" svg:x="1.905cm" svg:y="12.065cm" presentation:class="notes" presentation:placeholder="true">
          <draw:text-box/>
        </draw:frame>
        <draw:frame presentation:style-name="Mpr13" draw:text-style-name="MP10" draw:layer="backgroundobjects" svg:width="8.233cm" svg:height="1.249cm" svg:x="-0.001cm" svg:y="24.125cm" presentation:class="footer">
          <draw:text-box>
            <text:p text:style-name="MP9"><text:span text:style-name="MT4"><presentation:footer/></text:span></text:p>
          </draw:text-box>
        </draw:frame>
        <draw:frame presentation:style-name="Mpr14" draw:text-style-name="MP12" draw:layer="backgroundobjects" svg:width="8.233cm" svg:height="1.249cm" svg:x="10.79cm" svg:y="24.125cm" presentation:class="page-number">
          <draw:text-box>
            <text:p text:style-name="MP11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dayananda.ms</meta:initial-creator>
    <meta:creation-date>2009-10-26T15:22:48</meta:creation-date>
    <dc:creator>krishnesh  pathak</dc:creator>
    <dc:date>2013-05-14T11:26:25</dc:date>
    <meta:editing-cycles>235</meta:editing-cycles>
    <meta:editing-duration>PT31H50M26S</meta:editing-duration>
    <meta:generator>LibreOffice/3.5$Linux_x86 LibreOffice_project/350m1$Build-2</meta:generator>
    <meta:document-statistic meta:object-count="174"/>
    <meta:user-defined meta:name="_AdHocReviewCycleID" meta:value-type="float">-1489823151</meta:user-defined>
    <meta:user-defined meta:name="_AuthorEmail">dayananda.ms@globaledgesoft.com</meta:user-defined>
    <meta:user-defined meta:name="_AuthorEmailDisplayName">Dayananda</meta:user-defined>
    <meta:user-defined meta:name="_EmailSubject">First Round Presentation Topics</meta:user-defined>
  </office:meta>
</office:document-meta>
</file>